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8.944cm" fo:margin-left="0cm" style:page-number="auto" table:align="left"/>
    </style:style>
    <style:style style:name="Tableau1.A" style:family="table-column">
      <style:table-column-properties style:column-width="3.039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4cm"/>
    </style:style>
    <style:style style:name="Tableau1.1" style:family="table-row">
      <style:table-row-properties style:min-row-height="2.2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23cm" table:align="center"/>
    </style:style>
    <style:style style:name="Tableau2.A" style:family="table-column">
      <style:table-column-properties style:column-width="9.615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cm"/>
    </style:style>
    <style:style style:name="Tableau3" style:family="table">
      <style:table-properties style:width="19.23cm" fo:margin-left="0cm" table:align="left"/>
    </style:style>
    <style:style style:name="Tableau3.A" style:family="table-column">
      <style:table-column-properties style:column-width="6.41cm"/>
    </style:style>
    <style:style style:name="Tableau3.1" style:family="table-row">
      <style:table-row-properties style:min-row-height="1cm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18.983cm" style:rel-width="100%" fo:margin-left="0cm" table:align="left"/>
    </style:style>
    <style:style style:name="Tableau4.A" style:family="table-column">
      <style:table-column-properties style:column-width="1.184cm" style:rel-column-width="684*"/>
    </style:style>
    <style:style style:name="Tableau4.C" style:family="table-column">
      <style:table-column-properties style:column-width="1.187cm" style:rel-column-width="686*"/>
    </style:style>
    <style:style style:name="Tableau4.E" style:family="table-column">
      <style:table-column-properties style:column-width="1.189cm" style:rel-column-width="687*"/>
    </style:style>
    <style:style style:name="Tableau4.P" style:family="table-column">
      <style:table-column-properties style:column-width="1.166cm" style:rel-column-width="674*"/>
    </style:style>
    <style:style style:name="Tableau4.1" style:family="table-row">
      <style:table-row-properties style:min-row-height="1.501cm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9.23cm" fo:margin-left="0cm" table:align="left"/>
    </style:style>
    <style:style style:name="Tableau5.A" style:family="table-column">
      <style:table-column-properties style:column-width="6.41cm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8.352cm" style:rel-width="44%" fo:margin-left="0cm" table:align="left"/>
    </style:style>
    <style:style style:name="Tableau6.A" style:family="table-column">
      <style:table-column-properties style:column-width="1.191cm" style:rel-column-width="685*"/>
    </style:style>
    <style:style style:name="Tableau6.B" style:family="table-column">
      <style:table-column-properties style:column-width="1.189cm" style:rel-column-width="684*"/>
    </style:style>
    <style:style style:name="Tableau6.C" style:family="table-column">
      <style:table-column-properties style:column-width="1.192cm" style:rel-column-width="686*"/>
    </style:style>
    <style:style style:name="Tableau6.E" style:family="table-column">
      <style:table-column-properties style:column-width="1.194cm" style:rel-column-width="687*"/>
    </style:style>
    <style:style style:name="Tableau6.1" style:family="table-row">
      <style:table-row-properties style:min-row-height="1.501cm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" style:family="table">
      <style:table-properties style:width="19.23cm" fo:margin-left="0cm" table:align="left"/>
    </style:style>
    <style:style style:name="Tableau7.A" style:family="table-column">
      <style:table-column-properties style:column-width="6.41cm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3.605cm" style:rel-width="19%" fo:margin-left="4.736cm" table:align="left"/>
    </style:style>
    <style:style style:name="Tableau8.A" style:family="table-column">
      <style:table-column-properties style:column-width="1.203cm" style:rel-column-width="688*"/>
    </style:style>
    <style:style style:name="Tableau8.B" style:family="table-column">
      <style:table-column-properties style:column-width="1.201cm" style:rel-column-width="687*"/>
    </style:style>
    <style:style style:name="Tableau8.1" style:family="table-row">
      <style:table-row-properties style:min-row-height="1.501cm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9" style:family="table">
      <style:table-properties style:width="3.605cm" style:rel-width="19%" fo:margin-left="4.577cm" table:align="left"/>
    </style:style>
    <style:style style:name="Tableau9.A" style:family="table-column">
      <style:table-column-properties style:column-width="1.203cm" style:rel-column-width="688*"/>
    </style:style>
    <style:style style:name="Tableau9.B" style:family="table-column">
      <style:table-column-properties style:column-width="1.201cm" style:rel-column-width="687*"/>
    </style:style>
    <style:style style:name="Tableau9.1" style:family="table-row">
      <style:table-row-properties style:min-row-height="1.501cm"/>
    </style:style>
    <style:style style:name="Tableau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0" style:family="table">
      <style:table-properties style:width="19.23cm" fo:margin-left="0cm" table:align="left"/>
    </style:style>
    <style:style style:name="Tableau10.A" style:family="table-column">
      <style:table-column-properties style:column-width="6.41cm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.612cm" fo:margin-left="6.985cm" table:align="left"/>
    </style:style>
    <style:style style:name="Tableau11.A" style:family="table-column">
      <style:table-column-properties style:column-width="1.612cm"/>
    </style:style>
    <style:style style:name="Tableau11.1" style:family="table-row">
      <style:table-row-properties style:min-row-height="1.501cm"/>
    </style:style>
    <style:style style:name="Tableau1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2" style:family="table">
      <style:table-properties style:width="19.23cm" fo:margin-left="0cm" table:align="left"/>
    </style:style>
    <style:style style:name="Tableau12.A" style:family="table-column">
      <style:table-column-properties style:column-width="6.41cm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983cm" style:rel-width="100%" fo:margin-left="0cm" table:align="left"/>
    </style:style>
    <style:style style:name="Tableau13.A" style:family="table-column">
      <style:table-column-properties style:column-width="1.184cm" style:rel-column-width="684*"/>
    </style:style>
    <style:style style:name="Tableau13.C" style:family="table-column">
      <style:table-column-properties style:column-width="1.187cm" style:rel-column-width="686*"/>
    </style:style>
    <style:style style:name="Tableau13.E" style:family="table-column">
      <style:table-column-properties style:column-width="1.189cm" style:rel-column-width="687*"/>
    </style:style>
    <style:style style:name="Tableau13.P" style:family="table-column">
      <style:table-column-properties style:column-width="1.166cm" style:rel-column-width="674*"/>
    </style:style>
    <style:style style:name="Tableau13.1" style:family="table-row">
      <style:table-row-properties style:min-row-height="1.501cm"/>
    </style:style>
    <style:style style:name="Tableau1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4" style:family="table">
      <style:table-properties style:width="19.364cm" fo:margin-left="0cm" table:align="left"/>
    </style:style>
    <style:style style:name="Tableau14.A" style:family="table-column">
      <style:table-column-properties style:column-width="3.147cm"/>
    </style:style>
    <style:style style:name="Tableau14.B" style:family="table-column">
      <style:table-column-properties style:column-width="3.154cm"/>
    </style:style>
    <style:style style:name="Tableau14.C" style:family="table-column">
      <style:table-column-properties style:column-width="3.163cm"/>
    </style:style>
    <style:style style:name="Tableau14.D" style:family="table-column">
      <style:table-column-properties style:column-width="3.567cm"/>
    </style:style>
    <style:style style:name="Tableau14.E" style:family="table-column">
      <style:table-column-properties style:column-width="3.164cm"/>
    </style:style>
    <style:style style:name="Tableau14.F" style:family="table-column">
      <style:table-column-properties style:column-width="3.17cm"/>
    </style:style>
    <style:style style:name="Tableau14.1" style:family="table-row">
      <style:table-row-properties style:min-row-height="1cm"/>
    </style:style>
    <style:style style:name="Tableau1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5" style:family="table">
      <style:table-properties style:width="18.983cm" style:rel-width="100%" fo:margin-left="0cm" table:align="left"/>
    </style:style>
    <style:style style:name="Tableau15.A" style:family="table-column">
      <style:table-column-properties style:column-width="1.184cm" style:rel-column-width="684*"/>
    </style:style>
    <style:style style:name="Tableau15.C" style:family="table-column">
      <style:table-column-properties style:column-width="1.187cm" style:rel-column-width="686*"/>
    </style:style>
    <style:style style:name="Tableau15.E" style:family="table-column">
      <style:table-column-properties style:column-width="1.189cm" style:rel-column-width="687*"/>
    </style:style>
    <style:style style:name="Tableau15.P" style:family="table-column">
      <style:table-column-properties style:column-width="1.166cm" style:rel-column-width="674*"/>
    </style:style>
    <style:style style:name="Tableau15.1" style:family="table-row">
      <style:table-row-properties style:min-row-height="1.501cm"/>
    </style:style>
    <style:style style:name="Tableau1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6" style:family="table">
      <style:table-properties style:width="19.364cm" fo:margin-left="0cm" table:align="left"/>
    </style:style>
    <style:style style:name="Tableau16.A" style:family="table-column">
      <style:table-column-properties style:column-width="3.147cm"/>
    </style:style>
    <style:style style:name="Tableau16.B" style:family="table-column">
      <style:table-column-properties style:column-width="3.154cm"/>
    </style:style>
    <style:style style:name="Tableau16.C" style:family="table-column">
      <style:table-column-properties style:column-width="3.163cm"/>
    </style:style>
    <style:style style:name="Tableau16.D" style:family="table-column">
      <style:table-column-properties style:column-width="3.567cm"/>
    </style:style>
    <style:style style:name="Tableau16.E" style:family="table-column">
      <style:table-column-properties style:column-width="3.164cm"/>
    </style:style>
    <style:style style:name="Tableau16.F" style:family="table-column">
      <style:table-column-properties style:column-width="3.17cm"/>
    </style:style>
    <style:style style:name="Tableau16.1" style:family="table-row">
      <style:table-row-properties style:min-row-height="1cm"/>
    </style:style>
    <style:style style:name="Tableau1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7" style:family="table">
      <style:table-properties style:width="18.983cm" style:rel-width="100%" fo:margin-left="0cm" table:align="left"/>
    </style:style>
    <style:style style:name="Tableau17.A" style:family="table-column">
      <style:table-column-properties style:column-width="1.184cm" style:rel-column-width="684*"/>
    </style:style>
    <style:style style:name="Tableau17.C" style:family="table-column">
      <style:table-column-properties style:column-width="1.187cm" style:rel-column-width="686*"/>
    </style:style>
    <style:style style:name="Tableau17.E" style:family="table-column">
      <style:table-column-properties style:column-width="1.189cm" style:rel-column-width="687*"/>
    </style:style>
    <style:style style:name="Tableau17.P" style:family="table-column">
      <style:table-column-properties style:column-width="1.166cm" style:rel-column-width="674*"/>
    </style:style>
    <style:style style:name="Tableau17.1" style:family="table-row">
      <style:table-row-properties style:min-row-height="1.501cm"/>
    </style:style>
    <style:style style:name="Tableau1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8" style:family="table">
      <style:table-properties style:width="19.364cm" fo:margin-left="0cm" table:align="left"/>
    </style:style>
    <style:style style:name="Tableau18.A" style:family="table-column">
      <style:table-column-properties style:column-width="3.147cm"/>
    </style:style>
    <style:style style:name="Tableau18.B" style:family="table-column">
      <style:table-column-properties style:column-width="3.154cm"/>
    </style:style>
    <style:style style:name="Tableau18.C" style:family="table-column">
      <style:table-column-properties style:column-width="3.163cm"/>
    </style:style>
    <style:style style:name="Tableau18.D" style:family="table-column">
      <style:table-column-properties style:column-width="3.567cm"/>
    </style:style>
    <style:style style:name="Tableau18.E" style:family="table-column">
      <style:table-column-properties style:column-width="3.164cm"/>
    </style:style>
    <style:style style:name="Tableau18.F" style:family="table-column">
      <style:table-column-properties style:column-width="3.17cm"/>
    </style:style>
    <style:style style:name="Tableau18.1" style:family="table-row">
      <style:table-row-properties style:min-row-height="1cm"/>
    </style:style>
    <style:style style:name="Tableau1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9" style:family="table">
      <style:table-properties style:width="13.993cm" fo:margin-left="0.132cm" table:align="left"/>
    </style:style>
    <style:style style:name="Tableau19.A" style:family="table-column">
      <style:table-column-properties style:column-width="7.992cm"/>
    </style:style>
    <style:style style:name="Tableau19.B" style:family="table-column">
      <style:table-column-properties style:column-width="6.001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bottom" fo:padding-left="0.123cm" fo:padding-right="0.123cm" fo:padding-top="0cm" fo:padding-bottom="0cm" fo:border="0.5pt solid #000000" fo:wrap-option="no-wrap"/>
    </style:style>
    <style:style style:name="Tableau19.B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fo:wrap-option="no-wrap"/>
    </style:style>
    <style:style style:name="Tableau19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leau19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leau20" style:family="table">
      <style:table-properties style:width="18.538cm" fo:margin-left="0.691cm" table:align="left"/>
    </style:style>
    <style:style style:name="Tableau20.A" style:family="table-column">
      <style:table-column-properties style:column-width="3.5cm"/>
    </style:style>
    <style:style style:name="Tableau20.B" style:family="table-column">
      <style:table-column-properties style:column-width="15.039cm"/>
    </style:style>
    <style:style style:name="Tableau20.1" style:family="table-row">
      <style:table-row-properties style:min-row-height="1cm"/>
    </style:style>
    <style:style style:name="Tableau2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1" style:family="table">
      <style:table-properties style:width="19.364cm" fo:margin-left="0cm" table:align="left"/>
    </style:style>
    <style:style style:name="Tableau21.A" style:family="table-column">
      <style:table-column-properties style:column-width="9.943cm"/>
    </style:style>
    <style:style style:name="Tableau21.B" style:family="table-column">
      <style:table-column-properties style:column-width="9.421cm"/>
    </style:style>
    <style:style style:name="Tableau21.A1" style:family="table-cell">
      <style:table-cell-properties fo:padding-left="0.191cm" fo:padding-right="0.191cm" fo:padding-top="0cm" fo:padding-bottom="0cm" fo:border="0.5pt solid #000000"/>
    </style:style>
    <style:style style:name="Tableau22" style:family="table">
      <style:table-properties style:width="18.983cm" style:rel-width="100%" fo:margin-left="0cm" table:align="left"/>
    </style:style>
    <style:style style:name="Tableau22.A" style:family="table-column">
      <style:table-column-properties style:column-width="1.184cm" style:rel-column-width="684*"/>
    </style:style>
    <style:style style:name="Tableau22.C" style:family="table-column">
      <style:table-column-properties style:column-width="1.187cm" style:rel-column-width="686*"/>
    </style:style>
    <style:style style:name="Tableau22.E" style:family="table-column">
      <style:table-column-properties style:column-width="1.189cm" style:rel-column-width="687*"/>
    </style:style>
    <style:style style:name="Tableau22.P" style:family="table-column">
      <style:table-column-properties style:column-width="1.166cm" style:rel-column-width="674*"/>
    </style:style>
    <style:style style:name="Tableau22.1" style:family="table-row">
      <style:table-row-properties style:min-row-height="0.667cm"/>
    </style:style>
    <style:style style:name="Tableau2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" style:family="table">
      <style:table-properties style:width="19.364cm" fo:margin-left="0cm" table:align="left"/>
    </style:style>
    <style:style style:name="Tableau23.A" style:family="table-column">
      <style:table-column-properties style:column-width="3.147cm"/>
    </style:style>
    <style:style style:name="Tableau23.B" style:family="table-column">
      <style:table-column-properties style:column-width="3.154cm"/>
    </style:style>
    <style:style style:name="Tableau23.C" style:family="table-column">
      <style:table-column-properties style:column-width="3.163cm"/>
    </style:style>
    <style:style style:name="Tableau23.D" style:family="table-column">
      <style:table-column-properties style:column-width="3.567cm"/>
    </style:style>
    <style:style style:name="Tableau23.E" style:family="table-column">
      <style:table-column-properties style:column-width="3.164cm"/>
    </style:style>
    <style:style style:name="Tableau23.F" style:family="table-column">
      <style:table-column-properties style:column-width="3.17cm"/>
    </style:style>
    <style:style style:name="Tableau23.1" style:family="table-row">
      <style:table-row-properties style:min-row-height="0.681cm"/>
    </style:style>
    <style:style style:name="Tableau2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.2" style:family="table-row">
      <style:table-row-properties style:min-row-height="0.49cm"/>
    </style:style>
    <style:style style:name="Tableau23.3" style:family="table-row">
      <style:table-row-properties style:min-row-height="0.473cm"/>
    </style:style>
    <style:style style:name="Tableau23.4" style:family="table-row">
      <style:table-row-properties style:min-row-height="0.231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 fo:break-before="page"/>
    </style:style>
    <style:style style:name="P4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" style:font-size-complex="14pt" style:font-weight-complex="bold"/>
    </style:style>
    <style:style style:name="P5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style:font-size-asian="12pt" style:font-name-complex="Arial" style:font-size-complex="12pt" style:font-weight-complex="bold"/>
    </style:style>
    <style:style style:name="P6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">
      <style:paragraph-properties fo:margin-top="0cm" fo:margin-bottom="0cm" loext:contextual-spacing="false"/>
    </style:style>
    <style:style style:name="P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10" style:family="paragraph" style:parent-style-name="Normal">
      <style:paragraph-properties fo:margin-top="0cm" fo:margin-bottom="0cm" loext:contextual-spacing="false" fo:line-height="100%"/>
    </style:style>
    <style:style style:name="P11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" style:family="paragraph" style:parent-style-name="Normal">
      <style:paragraph-properties fo:margin-top="0cm" fo:margin-bottom="0cm" loext:contextual-spacing="false" fo:text-align="end" style:justify-single-word="false"/>
    </style:style>
    <style:style style:name="P14" style:family="paragraph" style:parent-style-name="Normal">
      <style:paragraph-properties fo:margin-top="0cm" fo:margin-bottom="0cm" loext:contextual-spacing="false" fo:line-height="100%"/>
      <style:text-properties style:font-name="Arial" fo:font-size="14pt" fo:font-weight="bold" style:font-size-asian="14pt" style:font-weight-asian="bold" style:font-name-complex="Arial" style:font-size-complex="14pt"/>
    </style:style>
    <style:style style:name="P15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Normal">
      <style:paragraph-properties fo:margin-top="0cm" fo:margin-bottom="0cm" loext:contextual-spacing="false" fo:line-height="100%"/>
      <style:text-properties style:font-name="Arial" fo:font-size="14pt" style:font-size-asian="14pt" style:font-name-complex="Arial" style:font-size-complex="14pt" style:font-weight-complex="bold"/>
    </style:style>
    <style:style style:name="P1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4pt" style:font-size-asian="14pt" style:font-name-complex="Arial" style:font-size-complex="14pt" style:font-weight-complex="bold"/>
    </style:style>
    <style:style style:name="P1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1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20pt" style:font-size-asian="20pt" style:font-name-complex="Arial" style:font-size-complex="20pt"/>
    </style:style>
    <style:style style:name="P20" style:family="paragraph" style:parent-style-name="Normal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 style:font-weight-complex="bold"/>
    </style:style>
    <style:style style:name="P21" style:family="paragraph" style:parent-style-name="Normal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" style:font-size-complex="12pt"/>
    </style:style>
    <style:style style:name="P22" style:family="paragraph" style:parent-style-name="Normal">
      <style:paragraph-properties fo:margin-top="0cm" fo:margin-bottom="0cm" loext:contextual-spacing="false"/>
      <style:text-properties style:font-name="Arial" fo:font-weight="bold" style:font-weight-asian="bold" style:font-name-complex="Arial"/>
    </style:style>
    <style:style style:name="P23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weight="bold" style:font-weight-asian="bold" style:font-name-complex="Arial"/>
    </style:style>
    <style:style style:name="P24" style:family="paragraph" style:parent-style-name="Normal">
      <style:paragraph-properties fo:margin-top="0cm" fo:margin-bottom="0cm" loext:contextual-spacing="false"/>
      <style:text-properties style:font-name="Arial" style:font-name-complex="Arial"/>
    </style:style>
    <style:style style:name="P2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style:font-name-complex="Arial" style:font-weight-complex="bold"/>
    </style:style>
    <style:style style:name="P26" style:family="paragraph" style:parent-style-name="Normal">
      <style:paragraph-properties fo:margin-top="0cm" fo:margin-bottom="0cm" loext:contextual-spacing="false"/>
      <style:text-properties style:font-name="Arial" fo:font-size="8pt" style:font-size-asian="8pt" style:font-name-complex="Arial" style:font-size-complex="8pt"/>
    </style:style>
    <style:style style:name="P27" style:family="paragraph" style:parent-style-name="Normal">
      <style:paragraph-properties fo:margin-top="0cm" fo:margin-bottom="0cm" loext:contextual-spacing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30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4pt" style:font-size-asian="14pt" style:font-name-complex="Arial" style:font-size-complex="14pt" style:font-weight-complex="bold"/>
    </style:style>
    <style:style style:name="P3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4pt" style:font-size-asian="14pt" style:font-name-complex="Arial" style:font-size-complex="14pt" style:font-weight-complex="bold"/>
    </style:style>
    <style:style style:name="P33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34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20pt" style:font-size-asian="20pt" style:font-name-complex="Arial" style:font-size-complex="20pt"/>
    </style:style>
    <style:style style:name="P3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P3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37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" style:font-size-complex="12pt" style:font-weight-complex="bold"/>
    </style:style>
    <style:style style:name="P38" style:family="paragraph" style:parent-style-name="Normal">
      <style:paragraph-properties fo:margin-top="0cm" fo:margin-bottom="0cm" loext:contextual-spacing="false"/>
      <style:text-properties fo:color="#000000" style:font-name="Arial" style:font-name-complex="Arial"/>
    </style:style>
    <style:style style:name="P3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complex="Arial" style:font-weight-complex="bold"/>
    </style:style>
    <style:style style:name="P40" style:family="paragraph" style:parent-style-name="Normal">
      <style:paragraph-properties fo:margin-top="0cm" fo:margin-bottom="0cm" loext:contextual-spacing="false"/>
      <style:text-properties fo:color="#000000" style:font-name="Arial" fo:font-weight="bold" style:font-weight-asian="bold" style:font-name-complex="Arial"/>
    </style:style>
    <style:style style:name="P41" style:family="paragraph" style:parent-style-name="Normal">
      <style:paragraph-properties fo:margin-top="0cm" fo:margin-bottom="0cm" loext:contextual-spacing="false" fo:text-align="justify" style:justify-single-word="false"/>
      <style:text-properties fo:color="#000000" style:font-name="Arial" fo:font-weight="bold" style:font-weight-asian="bold" style:font-name-complex="Arial"/>
    </style:style>
    <style:style style:name="P42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9pt" style:font-size-asian="9pt" style:font-name-complex="Arial" style:font-size-complex="9pt" style:font-weight-complex="bold"/>
    </style:style>
    <style:style style:name="P43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44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45" style:family="paragraph" style:parent-style-name="Normal">
      <style:paragraph-properties fo:margin-top="0cm" fo:margin-bottom="0cm" loext:contextual-spacing="false" fo:text-align="center" style:justify-single-word="false"/>
    </style:style>
    <style:style style:name="P46" style:family="paragraph" style:parent-style-name="Normal">
      <style:paragraph-properties fo:margin-top="0cm" fo:margin-bottom="0cm" loext:contextual-spacing="false" fo:text-align="center" style:justify-single-word="false"/>
      <style:text-properties fo:color="#92d050" style:font-name="Arial" fo:font-size="20pt" style:font-size-asian="20pt" style:font-name-complex="Arial" style:font-size-complex="20pt"/>
    </style:style>
    <style:style style:name="P47" style:family="paragraph" style:parent-style-name="Normal">
      <style:paragraph-properties fo:margin-top="0cm" fo:margin-bottom="0cm" loext:contextual-spacing="false" fo:text-align="center" style:justify-single-word="false"/>
      <style:text-properties fo:color="#00b0f0" style:font-name="Arial" fo:font-size="20pt" style:font-size-asian="20pt" style:font-name-complex="Arial" style:font-size-complex="20pt"/>
    </style:style>
    <style:style style:name="P4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f0" style:font-name="Arial" fo:font-size="14pt" style:font-size-asian="14pt" style:font-name-complex="Arial" style:font-size-complex="14pt" style:font-weight-complex="bold"/>
    </style:style>
    <style:style style:name="P49" style:family="paragraph" style:parent-style-name="Normal">
      <style:paragraph-properties fo:margin-top="0cm" fo:margin-bottom="0cm" loext:contextual-spacing="false" fo:line-height="100%"/>
      <style:text-properties fo:color="#ff0000" style:font-name="Arial" fo:font-size="14pt" style:font-size-asian="14pt" style:font-name-complex="Arial" style:font-size-complex="14pt" style:font-weight-complex="bold"/>
    </style:style>
    <style:style style:name="P5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4pt" style:font-size-asian="14pt" style:font-name-complex="Arial" style:font-size-complex="14pt" style:font-weight-complex="bold"/>
    </style:style>
    <style:style style:name="P51" style:family="paragraph" style:parent-style-name="Normal">
      <style:paragraph-properties fo:margin-top="0cm" fo:margin-bottom="0cm" loext:contextual-spacing="false" fo:text-align="center" style:justify-single-word="false"/>
      <style:text-properties fo:color="#ff0000" style:font-name="Arial" fo:font-size="20pt" style:font-size-asian="20pt" style:font-name-complex="Arial" style:font-size-complex="20pt"/>
    </style:style>
    <style:style style:name="P5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53" style:family="paragraph" style:parent-style-name="Normal">
      <style:paragraph-properties fo:margin-top="0cm" fo:margin-bottom="0cm" loext:contextual-spacing="false" fo:text-align="center" style:justify-single-word="false"/>
      <style:text-properties fo:color="#984806" style:font-name="Arial" fo:font-size="20pt" style:font-size-asian="20pt" style:font-name-complex="Arial" style:font-size-complex="20pt"/>
    </style:style>
    <style:style style:name="P54" style:family="paragraph" style:parent-style-name="Normal">
      <style:paragraph-properties fo:margin-top="0cm" fo:margin-bottom="0cm" loext:contextual-spacing="false" fo:text-align="center" style:justify-single-word="false"/>
      <style:text-properties fo:color="#76923c" style:font-name="Arial" fo:font-size="20pt" style:font-size-asian="20pt" style:font-name-complex="Arial" style:font-size-complex="20pt"/>
    </style:style>
    <style:style style:name="P55" style:family="paragraph" style:parent-style-name="Normal">
      <style:paragraph-properties fo:margin-top="0cm" fo:margin-bottom="0cm" loext:contextual-spacing="false" fo:text-align="center" style:justify-single-word="false"/>
      <style:text-properties fo:color="#ffc000" style:font-name="Arial" fo:font-size="20pt" style:font-size-asian="20pt" style:font-name-complex="Arial" style:font-size-complex="20pt"/>
    </style:style>
    <style:style style:name="P56" style:family="paragraph" style:parent-style-name="Normal">
      <style:paragraph-properties fo:margin-top="0cm" fo:margin-bottom="0cm" loext:contextual-spacing="false" fo:text-align="center" style:justify-single-word="false"/>
      <style:text-properties fo:color="#eee800" style:font-name="Arial" fo:font-size="20pt" style:font-size-asian="20pt" style:font-name-complex="Arial" style:font-size-complex="20pt"/>
    </style:style>
    <style:style style:name="P57" style:family="paragraph" style:parent-style-name="Normal">
      <style:paragraph-properties fo:margin-top="0cm" fo:margin-bottom="0cm" loext:contextual-spacing="false" fo:text-align="center" style:justify-single-word="false"/>
      <style:text-properties fo:color="#943634" style:font-name="Arial" fo:font-size="20pt" style:font-size-asian="20pt" style:font-name-complex="Arial" style:font-size-complex="20pt"/>
    </style:style>
    <style:style style:name="P5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50" style:font-name="Arial" fo:font-size="14pt" style:font-size-asian="14pt" style:font-name-complex="Arial" style:font-size-complex="14pt" style:font-weight-complex="bold"/>
    </style:style>
    <style:style style:name="P59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P60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61" style:family="paragraph" style:parent-style-name="Normal">
      <style:paragraph-properties fo:margin-top="0cm" fo:margin-bottom="0cm" loext:contextual-spacing="false" fo:line-height="100%" fo:padding-left="0.141cm" fo:padding-right="0.141cm" fo:padding-top="0.035cm" fo:padding-bottom="0.035cm" fo:border="0.51pt solid #000000" style:shadow="none"/>
      <style:text-properties style:font-name="Arial" fo:font-size="14pt" style:font-size-asian="14pt" style:font-name-complex="Arial" style:font-size-complex="14pt" style:font-weight-complex="bold"/>
    </style:style>
    <style:style style:name="P62" style:family="paragraph" style:parent-style-name="Préformaté_20_HTML">
      <loext:graphic-properties draw:fill="solid" draw:fill-color="#ffffff" draw:opacity="100%"/>
      <style:paragraph-properties fo:background-color="#ffffff"/>
    </style:style>
    <style:style style:name="P63" style:family="paragraph" style:parent-style-name="Paragraphe_20_de_20_liste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64" style:family="paragraph" style:parent-style-name="Normal">
      <style:paragraph-properties fo:margin-top="0cm" fo:margin-bottom="0.212cm" loext:contextual-spacing="false" fo:line-height="100%"/>
    </style:style>
    <style:style style:name="P65" style:family="paragraph" style:parent-style-name="Normal">
      <style:paragraph-properties fo:margin-top="0cm" fo:margin-bottom="0cm" loext:contextual-spacing="false" fo:line-height="100%" fo:padding-left="0.141cm" fo:padding-right="0.141cm" fo:padding-top="0.035cm" fo:padding-bottom="0.035cm" fo:border="0.51pt solid #000000" style:shadow="none"/>
      <style:text-properties style:font-name="Arial" fo:font-size="14pt" officeooo:rsid="00189405" officeooo:paragraph-rsid="00189405" style:font-size-asian="14pt" style:font-name-complex="Arial" style:font-size-complex="14pt" style:font-weight-complex="bold"/>
    </style:style>
    <style:style style:name="P66" style:family="paragraph">
      <loext:graphic-properties draw:fill="solid" draw:fill-color="#ffffff" draw:opacity="100%"/>
      <style:paragraph-properties style:writing-mode="lr-tb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language-asian="fr" style:country-asian="FR" style:font-name-complex="Arial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7" style:family="text">
      <style:text-properties style:font-name="Arial" fo:font-size="12pt" style:font-size-asian="12pt" style:font-name-complex="Arial" style:font-size-complex="12pt" style:font-weight-complex="bold"/>
    </style:style>
    <style:style style:name="T8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9" style:family="text">
      <style:text-properties style:font-name="Arial" fo:font-size="14pt" style:font-size-asian="14pt" style:font-name-complex="Arial" style:font-size-complex="14pt" style:font-weight-complex="bold"/>
    </style:style>
    <style:style style:name="T10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1" style:family="text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12" style:family="text">
      <style:text-properties fo:font-size="16pt" style:font-size-asian="16pt" style:language-asian="fr" style:country-asian="FR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T14" style:family="text">
      <style:text-properties style:text-position="super 64%" style:font-name="Arial" fo:font-size="14pt" fo:font-weight="bold" style:font-size-asian="14pt" style:font-weight-asian="bold" style:font-name-complex="Arial" style:font-size-complex="14pt"/>
    </style:style>
    <style:style style:name="T15" style:family="text">
      <style:text-properties fo:color="#92d05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6" style:family="text">
      <style:text-properties fo:color="#92d050" style:font-name="Arial" fo:font-size="14pt" style:font-size-asian="14pt" style:font-name-complex="Arial" style:font-size-complex="14pt" style:font-weight-complex="bold"/>
    </style:style>
    <style:style style:name="T17" style:family="text">
      <style:text-properties fo:color="#00b0f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8" style:family="text">
      <style:text-properties fo:color="#00b0f0" style:font-name="Arial" fo:font-size="14pt" style:font-size-asian="14pt" style:font-name-complex="Arial" style:font-size-complex="14pt" style:font-weight-complex="bold"/>
    </style:style>
    <style:style style:name="T19" style:family="text">
      <style:text-properties fo:color="#00b0f0" style:font-name="Arial" fo:font-size="14pt" fo:font-weight="bold" style:font-size-asian="14pt" style:font-weight-asian="bold" style:font-name-complex="Arial" style:font-size-complex="14pt"/>
    </style:style>
    <style:style style:name="T20" style:family="text">
      <style:text-properties fo:color="#ff0000" style:font-name="Arial" fo:font-size="14pt" style:font-size-asian="14pt" style:font-name-complex="Arial" style:font-size-complex="14pt" style:font-weight-complex="bold"/>
    </style:style>
    <style:style style:name="T21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T22" style:family="text">
      <style:text-properties fo:color="#ff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3" style:family="text">
      <style:text-properties fo:color="#984806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4" style:family="text">
      <style:text-properties fo:color="#984806" style:font-name="Arial" fo:font-size="14pt" style:font-size-asian="14pt" style:font-name-complex="Arial" style:font-size-complex="14pt" style:font-weight-complex="bold"/>
    </style:style>
    <style:style style:name="T25" style:family="text">
      <style:text-properties fo:color="#984806" style:font-name="Arial" fo:font-size="14pt" fo:font-weight="bold" style:font-size-asian="14pt" style:font-weight-asian="bold" style:font-name-complex="Arial" style:font-size-complex="14pt"/>
    </style:style>
    <style:style style:name="T26" style:family="text">
      <style:text-properties fo:color="#00b050" style:font-name="Arial" fo:font-size="14pt" style:font-size-asian="14pt" style:font-name-complex="Arial" style:font-size-complex="14pt" style:font-weight-complex="bold"/>
    </style:style>
    <style:style style:name="T27" style:family="text">
      <style:text-properties fo:color="#00b050" style:font-name="Arial" fo:font-size="14pt" fo:font-weight="bold" style:font-size-asian="14pt" style:font-weight-asian="bold" style:font-name-complex="Arial" style:font-size-complex="14pt"/>
    </style:style>
    <style:style style:name="T28" style:family="text">
      <style:text-properties fo:color="#000000"/>
    </style:style>
    <style:style style:name="T29" style:family="text"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T30" style:family="text"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T31" style:family="text">
      <style:text-properties fo:color="#00000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32" style:family="text">
      <style:text-properties fo:color="#000000" style:font-name="Arial" fo:font-size="9pt" style:font-size-asian="9pt" style:font-name-complex="Arial" style:font-size-complex="9pt" style:font-weight-complex="bold"/>
    </style:style>
    <style:style style:name="T33" style:family="text">
      <style:text-properties fo:color="#00000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34" style:family="text">
      <style:text-properties fo:color="#00000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35" style:family="text">
      <style:text-properties fo:color="#000000" fo:font-size="12pt" style:font-size-asian="12pt" style:font-size-complex="12pt"/>
    </style:style>
    <style:style style:name="T36" style:family="text">
      <style:text-properties fo:color="#76923c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37" style:family="text">
      <style:text-properties fo:color="#76923c" style:font-name="Arial" fo:font-size="14pt" style:font-size-asian="14pt" style:font-name-complex="Arial" style:font-size-complex="14pt" style:font-weight-complex="bold"/>
    </style:style>
    <style:style style:name="T38" style:family="text">
      <style:text-properties fo:color="#76923c" style:font-name="Arial" fo:font-size="14pt" fo:font-weight="bold" style:font-size-asian="14pt" style:font-weight-asian="bold" style:font-name-complex="Arial" style:font-size-complex="14pt"/>
    </style:style>
    <style:style style:name="T39" style:family="text">
      <style:text-properties fo:color="#e36c0a" style:font-name="Arial" fo:font-size="14pt" style:font-size-asian="14pt" style:font-name-complex="Arial" style:font-size-complex="14pt" style:font-weight-complex="bold"/>
    </style:style>
    <style:style style:name="T40" style:family="text">
      <style:text-properties fo:color="#e36c0a" style:font-name="Arial" fo:font-size="14pt" fo:font-weight="bold" style:font-size-asian="14pt" style:font-weight-asian="bold" style:font-name-complex="Arial" style:font-size-complex="14pt"/>
    </style:style>
    <style:style style:name="T41" style:family="text">
      <style:text-properties fo:color="#7030a0" style:font-name="Arial" fo:font-size="14pt" fo:font-weight="bold" style:font-size-asian="14pt" style:font-weight-asian="bold" style:font-name-complex="Arial" style:font-size-complex="14pt"/>
    </style:style>
    <style:style style:name="T42" style:family="text">
      <style:text-properties fo:color="#7030a0" style:font-name="Arial" fo:font-size="14pt" style:font-size-asian="14pt" style:font-name-complex="Arial" style:font-size-complex="14pt" style:font-weight-complex="bold"/>
    </style:style>
    <style:style style:name="T43" style:family="text">
      <style:text-properties fo:color="#ffc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4" style:family="text">
      <style:text-properties fo:color="#eee8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5" style:family="text">
      <style:text-properties fo:color="#943634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6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47" style:family="text">
      <style:text-properties fo:color="#00008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48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" style:font-size-complex="9pt" style:font-weight-complex="bold"/>
    </style:style>
    <style:style style:name="T49" style:family="text">
      <style:text-properties fo:color="#00008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0" style:family="text">
      <style:text-properties fo:color="#0000ff"/>
    </style:style>
    <style:style style:name="T51" style:family="text">
      <style:text-properties fo:color="#0000ff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52" style:family="text">
      <style:text-properties fo:color="#0000ff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3" style:family="text">
      <style:text-properties fo:color="#0000ff" fo:font-size="12pt" style:font-size-asian="12pt" style:font-size-complex="12pt"/>
    </style:style>
    <style:style style:name="T54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T55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56" style:family="text">
      <style:text-properties style:font-name="Courier New" fo:font-size="8pt" fo:font-style="italic" style:font-name-asian="Times New Roman" style:font-size-asian="8pt" style:language-asian="fr" style:country-asian="FR" style:font-style-asian="italic" style:font-name-complex="Courier New" style:font-size-complex="8pt" style:font-style-complex="italic"/>
    </style:style>
    <style:style style:name="T57" style:family="text">
      <style:text-properties style:language-asian="fr" style:country-asian="FR"/>
    </style:style>
    <style:style style:name="T58" style:family="text">
      <style:text-properties officeooo:rsid="001749ff"/>
    </style:style>
    <style:style style:name="T59" style:family="text">
      <style:text-properties officeooo:rsid="0019eb8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style:style style:name="fr3" style:family="graphic" style:parent-style-name="OLE">
      <style:graphic-properties style:vertical-pos="top" style:vertical-rel="baseline" draw:ole-draw-aspect="1"/>
    </style:style>
    <style:style style:name="gr1" style:family="graphic">
      <style:graphic-properties draw:stroke="solid" svg:stroke-width="0.026cm" svg:stroke-color="#000000" draw:marker-start="a3" svg:stroke-opacity="100%" draw:stroke-linejoin="miter" draw:fill="solid" draw:fill-color="#ffffff" draw:opacity="100%" draw:textarea-vertical-align="top" draw:auto-grow-height="false" draw:auto-grow-width="false" fo:min-height="4.63cm" fo:min-width="0.741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="a5" svg:stroke-opacity="100%" draw:stroke-linejoin="miter" draw:fill="solid" draw:fill-color="#ffffff" draw:opacity="100%" draw:textarea-vertical-align="top" draw:auto-grow-height="false" draw:auto-grow-width="false" fo:min-height="2.725cm" fo:min-width="0.688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bookmark text:name="_GoBack"/><draw:frame draw:style-name="fr2" draw:name="Picture 1" text:anchor-type="as-char" svg:y="0cm" svg:width="2.355cm" style:rel-width="scale" svg:height="2.328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A1" office:value-type="string">
            <text:p text:style-name="P8">Complexité algorithmique</text:p>
            <text:p text:style-name="P9">TP3 : Recherche dichotomique</text:p>
          </table:table-cell>
          <table:table-cell table:style-name="Tableau1.A1" office:value-type="string">
            <text:p text:style-name="P11"><text:span text:style-name="Police_20_par_20_défaut"><text:span text:style-name="T12"><draw:frame draw:style-name="fr1" draw:name="Image 2" text:anchor-type="as-char" svg:y="0cm" svg:width="1.782cm" style:rel-width="scale" svg:height="2.046cm" style:rel-height="scale" draw:z-index="8"><draw:image xlink:href="Pictures/10000000000003280000038BC58B00937D01611A.jpg" xlink:type="simple" xlink:show="embed" xlink:actuate="onLoad" loext:mime-type="image/jpeg"/><svg:desc>logo touchard</svg:desc></draw:frame></text:span></text:span></text:p>
            <text:p text:style-name="P10"/>
          </table:table-cell>
        </table:table-row>
      </table:table>
      <text:p text:style-name="P13">LE CREN Anthony</text:p>
      <text:p text:style-name="P14">Objectifs :</text:p>
      <text:p text:style-name="P16">- Comprendre la recherche dichotomique</text:p>
      <text:p text:style-name="P16">- Déterminer la complexité la recherche dichotomique <text:bookmark-start text:name="_Hlk18512861"/>de manière expérimentale.<text:bookmark-end text:name="_Hlk18512861"/></text:p>
      <text:p text:style-name="P16"/>
      <text:p text:style-name="P10"><text:span text:style-name="Police_20_par_20_défaut"><text:span text:style-name="T8">1</text:span></text:span><text:span text:style-name="Police_20_par_20_défaut"><text:span text:style-name="T14">er</text:span></text:span><text:span text:style-name="Police_20_par_20_défaut"><text:span text:style-name="T8"> Exemple</text:span></text:span><text:span text:style-name="Police_20_par_20_défaut"><text:span text:style-name="T9"> : Jeu du nombre à deviner</text:span></text:span></text:p>
      <text:p text:style-name="P16"/>
      <text:p text:style-name="P16">Deviner le nombre auquel je pense, sachant qu’il est compris entre 1 et 20 inclus…</text:p>
      <text:p text:style-name="P16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7">Questions</text:p>
            <text:p text:style-name="P17">Le nombre à deviner est-il de :</text:p>
          </table:table-cell>
          <table:table-cell table:style-name="Tableau2.A1" office:value-type="string">
            <text:p text:style-name="P17">Réponses :</text:p>
          </table:table-cell>
        </table:table-row>
        <table:table-row table:style-name="Tableau2.2">
          <table:table-cell table:style-name="Tableau2.A1" office:value-type="string">
            <text:p text:style-name="P17">10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5 ?</text:p>
          </table:table-cell>
          <table:table-cell table:style-name="Tableau2.A1" office:value-type="string">
            <text:p text:style-name="P17">Non, il est plus petit</text:p>
          </table:table-cell>
        </table:table-row>
        <table:table-row table:style-name="Tableau2.2">
          <table:table-cell table:style-name="Tableau2.A1" office:value-type="string">
            <text:p text:style-name="P17">12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3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4 ?</text:p>
          </table:table-cell>
          <table:table-cell table:style-name="Tableau2.A1" office:value-type="string">
            <text:p text:style-name="P17">Oui, c’est la bonne réponse</text:p>
          </table:table-cell>
        </table:table-row>
      </table:table>
      <text:p text:style-name="P16"/>
      <text:p text:style-name="P10"><text:span text:style-name="Police_20_par_20_défaut"><text:span text:style-name="T8">Q1</text:span></text:span><text:span text:style-name="Police_20_par_20_défaut"><text:span text:style-name="T9"> Si maintenant le nombre à deviner est compris entre 1 et 40, combien faudra-t-il de questions en plus de l’exemple précédent pour deviner le nombre 14 ? Quelle est la question à poser ?</text:span></text:span></text:p>
      <text:p text:style-name="P61"/>
      <text:p text:style-name="P65">2x plus de questions</text:p>
      <text:p text:style-name="P61"/>
      <text:p text:style-name="P16"/>
      <text:p text:style-name="P16"/>
      <text:p text:style-name="P16">Il est possible de généraliser la technique de recherche dichotomique :</text:p>
      <text:p text:style-name="P16"/>
      <text:p text:style-name="P10"><text:span text:style-name="Police_20_par_20_défaut"><text:span text:style-name="T8">Q2</text:span></text:span><text:span text:style-name="Police_20_par_20_défaut"><text:span text:style-name="T9"> Entourer la bonne réponse.</text:span></text:span></text:p>
      <text:p text:style-name="P16"/>
      <text:p text:style-name="P16">Si l’on double le nombre de valeurs à deviner, il faudra ajouter :</text:p>
      <text:p text:style-name="P16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31">Une question <text:span text:style-name="T59">(non)</text:span></text:p>
          </table:table-cell>
          <table:table-cell table:style-name="Tableau3.A1" office:value-type="string">
            <text:p text:style-name="P16">Deux questions <text:span text:style-name="T59">(non)</text:span></text:p>
          </table:table-cell>
          <table:table-cell table:style-name="Tableau3.A1" office:value-type="string">
            <text:p text:style-name="P16">Quatre Questions <text:span text:style-name="T59">(oui)</text:span></text:p>
          </table:table-cell>
        </table:table-row>
      </table:table>
      <text:p text:style-name="P16"/>
      <text:p text:style-name="P16">On pourrait croire que faire deviner un nombre entre 0 et 1000 prendrait un temps considérable. Expliquez votre point de vue.</text:p>
      <text:p text:style-name="P16"/>
      <text:p text:style-name="P16"><text:soft-page-break/></text:p>
      <text:p text:style-name="P16"/>
      <text:p text:style-name="P10"><text:span text:style-name="Police_20_par_20_défaut"><text:span text:style-name="T8">2</text:span></text:span><text:span text:style-name="Police_20_par_20_défaut"><text:span text:style-name="T14">eme</text:span></text:span><text:span text:style-name="Police_20_par_20_défaut"><text:span text:style-name="T8"> Exemple</text:span></text:span><text:span text:style-name="Police_20_par_20_défaut"><text:span text:style-name="T9"> : Voici une bande de papier illustrant un tableau de nombre en mémoire</text:span></text:span></text:p>
      <text:p text:style-name="P10"><draw:custom-shape text:anchor-type="paragraph" draw:z-index="11" draw:name="AutoShape 8" draw:style-name="gr1" draw:text-style-name="P66" svg:width="4.629cm" svg:height="0.742cm" svg:x="1.595cm" svg:y="0.226cm"><text:p>Valeur dans le tableau</text:p><draw:enhanced-geometry svg:viewBox="0 0 21600 21600" draw:path-stretchpoint-x="21600" draw:path-stretchpoint-y="21600" draw:text-areas="?f0 ?f2 ?f1 ?f3" draw:type="non-primitive" draw:modifiers="42856 -4569 42856 -12495 150000 -20569" draw:enhanced-path="S M ?f0 ?f2 L ?f1 ?f2 ?f1 ?f3 ?f0 ?f3 Z N F M ?f9 ?f8 L ?f11 ?f10 ?f13 ?f1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5 / 100000"/><draw:equation draw:name="f9" draw:formula="?f5 * ?f14 / 100000"/><draw:equation draw:name="f10" draw:formula="?f4 * ?f17 / 100000"/><draw:equation draw:name="f11" draw:formula="?f5 * ?f16 / 100000"/><draw:equation draw:name="f12" draw:formula="?f4 * ?f19 / 100000"/><draw:equation draw:name="f13" draw:formula="?f5 * ?f18 / 100000"/><draw:equation draw:name="f14" draw:formula="$1 / ?f7"/><draw:equation draw:name="f15" draw:formula="$0 / ?f7"/><draw:equation draw:name="f16" draw:formula="$3 / ?f7"/><draw:equation draw:name="f17" draw:formula="$2 / ?f7"/><draw:equation draw:name="f18" draw:formula="$5 / ?f7"/><draw:equation draw:name="f19" draw:formula="$4 / ?f7"/></draw:enhanced-geometry></draw:custom-shape><text:span text:style-name="Police_20_par_20_défaut"><text:span text:style-name="T9"/></text:span></text:p>
      <text:p text:style-name="P16"/>
      <table:table table:name="Tableau4" table:style-name="Tableau4">
        <table:table-column table:style-name="Tableau4.A" table:number-columns-repeated="2"/>
        <table:table-column table:style-name="Tableau4.C" table:number-columns-repeated="2"/>
        <table:table-column table:style-name="Tableau4.E" table:number-columns-repeated="11"/>
        <table:table-column table:style-name="Tableau4.P"/>
        <table:table-row table:style-name="Tableau4.1">
          <table:table-cell table:style-name="Tableau4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4.A1" office:value-type="string">
            <text:p text:style-name="P19">12</text:p>
            <text:p text:style-name="P18">1</text:p>
          </table:table-cell>
          <table:table-cell table:style-name="Tableau4.A1" office:value-type="string">
            <text:p text:style-name="P19">15</text:p>
            <text:p text:style-name="P18">2</text:p>
          </table:table-cell>
          <table:table-cell table:style-name="Tableau4.A1" office:value-type="string">
            <text:p text:style-name="P19">21</text:p>
            <text:p text:style-name="P18">3</text:p>
          </table:table-cell>
          <table:table-cell table:style-name="Tableau4.A1" office:value-type="string">
            <text:p text:style-name="P19">25</text:p>
            <text:p text:style-name="P18">4</text:p>
          </table:table-cell>
          <table:table-cell table:style-name="Tableau4.A1" office:value-type="string">
            <text:p text:style-name="P19">31</text:p>
            <text:p text:style-name="P18">5</text:p>
          </table:table-cell>
          <table:table-cell table:style-name="Tableau4.A1" office:value-type="string">
            <text:p text:style-name="P46">35</text:p>
            <text:p text:style-name="P45"><text:span text:style-name="Police_20_par_20_défaut"><text:span text:style-name="T15">6</text:span></text:span></text:p>
          </table:table-cell>
          <table:table-cell table:style-name="Tableau4.A1" office:value-type="string">
            <text:p text:style-name="P47">37</text:p>
            <text:p text:style-name="P45"><text:span text:style-name="Police_20_par_20_défaut"><text:span text:style-name="T17">7</text:span></text:span></text:p>
          </table:table-cell>
          <table:table-cell table:style-name="Tableau4.A1" office:value-type="string">
            <text:p text:style-name="P19">42</text:p>
            <text:p text:style-name="P18">8</text:p>
          </table:table-cell>
          <table:table-cell table:style-name="Tableau4.A1" office:value-type="string">
            <text:p text:style-name="P19">44</text:p>
            <text:p text:style-name="P18">9</text:p>
          </table:table-cell>
          <table:table-cell table:style-name="Tableau4.A1" office:value-type="string">
            <text:p text:style-name="P19">49</text:p>
            <text:p text:style-name="P18">10</text:p>
          </table:table-cell>
          <table:table-cell table:style-name="Tableau4.A1" office:value-type="string">
            <text:p text:style-name="P19">53</text:p>
            <text:p text:style-name="P18">11</text:p>
          </table:table-cell>
          <table:table-cell table:style-name="Tableau4.A1" office:value-type="string">
            <text:p text:style-name="P19">61</text:p>
            <text:p text:style-name="P18">12</text:p>
          </table:table-cell>
          <table:table-cell table:style-name="Tableau4.A1" office:value-type="string">
            <text:p text:style-name="P19">72</text:p>
            <text:p text:style-name="P15">13</text:p>
          </table:table-cell>
          <table:table-cell table:style-name="Tableau4.A1" office:value-type="string">
            <text:p text:style-name="P19">75</text:p>
            <text:p text:style-name="P15">14</text:p>
          </table:table-cell>
          <table:table-cell table:style-name="Tableau4.A1" office:value-type="string">
            <text:p text:style-name="P19">85</text:p>
            <text:p text:style-name="P15">15</text:p>
          </table:table-cell>
        </table:table-row>
      </table:table>
      <text:p text:style-name="P10"><draw:custom-shape text:anchor-type="paragraph" draw:z-index="12" draw:name="AutoShape 9" draw:style-name="gr2" draw:text-style-name="P66" svg:width="2.724cm" svg:height="0.689cm" svg:x="1.617cm" svg:y="0.007cm"><text:p>Indice</text:p><draw:enhanced-geometry svg:viewBox="0 0 21600 21600" draw:path-stretchpoint-x="21600" draw:path-stretchpoint-y="21600" draw:text-areas="?f0 ?f2 ?f1 ?f3" draw:type="non-primitive" draw:modifiers="46153 -7769 -76921 -29125" draw:enhanced-path="S M ?f0 ?f2 L ?f1 ?f2 ?f1 ?f3 ?f0 ?f3 Z N F M ?f9 ?f8 L ?f11 ?f1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3 / 100000"/><draw:equation draw:name="f9" draw:formula="?f5 * ?f12 / 100000"/><draw:equation draw:name="f10" draw:formula="?f4 * ?f15 / 100000"/><draw:equation draw:name="f11" draw:formula="?f5 * ?f14 / 100000"/><draw:equation draw:name="f12" draw:formula="$1 / ?f7"/><draw:equation draw:name="f13" draw:formula="$0 / ?f7"/><draw:equation draw:name="f14" draw:formula="$3 / ?f7"/><draw:equation draw:name="f15" draw:formula="$2 / ?f7"/></draw:enhanced-geometry></draw:custom-shape><text:span text:style-name="Police_20_par_20_défaut"><text:span text:style-name="T9"/></text:span></text:p>
      <text:p text:style-name="P10"><text:span text:style-name="Police_20_par_20_défaut"><text:span text:style-name="T9">Essayons de rechercher </text:span></text:span><text:span text:style-name="Police_20_par_20_défaut"><text:span text:style-name="T16">le nombre 35</text:span></text:span><text:span text:style-name="Police_20_par_20_défaut"><text:span text:style-name="T9"> et de connaitre son emplacement (indice) dans le tableau</text:span></text:span></text:p>
      <text:p text:style-name="P16"/>
      <text:p text:style-name="P16">Le tableau contient 16 valeurs (indice de 0 à 15)</text:p>
      <text:p text:style-name="P16"/>
      <text:p text:style-name="P10"><text:span text:style-name="Police_20_par_20_défaut"><text:span text:style-name="T8">Etape 1</text:span></text:span><text:span text:style-name="Police_20_par_20_défaut"><text:span text:style-name="T9"> : Comment calculer la moitié ?</text:span></text:span></text:p>
      <text:p text:style-name="P16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10"><text:span text:style-name="Police_20_par_20_défaut"><text:span text:style-name="T9">Indice Bas</text:span></text:span><text:span text:style-name="Police_20_par_20_défaut"><text:span text:style-name="T8">1</text:span></text:span></text:p>
          </table:table-cell>
          <table:table-cell table:style-name="Tableau5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1</text:span></text:span></text:p>
          </table:table-cell>
          <table:table-cell table:style-name="Tableau5.A1" office:value-type="string">
            <text:p text:style-name="P10"><text:span text:style-name="Police_20_par_20_défaut"><text:span text:style-name="T18">Indice milieu</text:span></text:span><text:span text:style-name="Police_20_par_20_défaut"><text:span text:style-name="T19">1</text:span></text:span></text:p>
          </table:table-cell>
        </table:table-row>
        <table:table-row>
          <table:table-cell table:style-name="Tableau5.A1" office:value-type="string">
            <text:p text:style-name="P49">0</text:p>
          </table:table-cell>
          <table:table-cell table:style-name="Tableau5.A1" office:value-type="string">
            <text:p text:style-name="P49">15</text:p>
          </table:table-cell>
          <table:table-cell table:style-name="Tableau5.A1" office:value-type="string">
            <text:p text:style-name="P10"><text:span text:style-name="Police_20_par_20_défaut"><text:span text:style-name="T20">15/2=7.5 </text:span></text:span><text:span text:style-name="Police_20_par_20_défaut"><text:span text:style-name="T18">(partie entière 7)</text:span></text:span></text:p>
          </table:table-cell>
        </table:table-row>
      </table:table>
      <text:p text:style-name="P16"/>
      <text:p text:style-name="P10"><text:span text:style-name="Police_20_par_20_défaut"><text:span text:style-name="T8">Etape 2</text:span></text:span><text:span text:style-name="Police_20_par_20_défaut"><text:span text:style-name="T9"> : Dans quelle partie se trouve la valeur 35 ?</text:span></text:span></text:p>
      <text:p text:style-name="P16"/>
      <text:p text:style-name="P16">Par rapport au chiffre 37 à l’indice 7, la valeur 35 se trouve dans la partie inférieure du tableau</text:p>
      <text:p text:style-name="P16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column table:style-name="Tableau6.E" table:number-columns-repeated="3"/>
        <table:table-row table:style-name="Tableau6.1">
          <table:table-cell table:style-name="Tableau6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6.A1" office:value-type="string">
            <text:p text:style-name="P19">12</text:p>
            <text:p text:style-name="P18">1</text:p>
          </table:table-cell>
          <table:table-cell table:style-name="Tableau6.A1" office:value-type="string">
            <text:p text:style-name="P19">15</text:p>
            <text:p text:style-name="P18">2</text:p>
          </table:table-cell>
          <table:table-cell table:style-name="Tableau6.A1" office:value-type="string">
            <text:p text:style-name="P53">21</text:p>
            <text:p text:style-name="P45"><text:span text:style-name="Police_20_par_20_défaut"><text:span text:style-name="T23">3</text:span></text:span></text:p>
          </table:table-cell>
          <table:table-cell table:style-name="Tableau6.A1" office:value-type="string">
            <text:p text:style-name="P19">25</text:p>
            <text:p text:style-name="P18">4</text:p>
          </table:table-cell>
          <table:table-cell table:style-name="Tableau6.A1" office:value-type="string">
            <text:p text:style-name="P19">31</text:p>
            <text:p text:style-name="P18">5</text:p>
          </table:table-cell>
          <table:table-cell table:style-name="Tableau6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3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10"><text:span text:style-name="Police_20_par_20_défaut"><text:span text:style-name="T9">Indice Bas</text:span></text:span><text:span text:style-name="Police_20_par_20_défaut"><text:span text:style-name="T8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6">Indice Haut</text:span></text:span><text:span text:style-name="Police_20_par_20_défaut"><text:span text:style-name="T27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4">Indice milieu</text:span></text:span><text:span text:style-name="Police_20_par_20_défaut"><text:span text:style-name="T25">2</text:span></text:span></text:p>
          </table:table-cell>
        </table:table-row>
        <table:table-row>
          <table:table-cell table:style-name="Tableau7.A1" office:value-type="string">
            <text:p text:style-name="P49">0</text:p>
          </table:table-cell>
          <table:table-cell table:style-name="Tableau7.A1" office:value-type="string">
            <text:p text:style-name="P49">6</text:p>
          </table:table-cell>
          <table:table-cell table:style-name="Tableau7.A1" office:value-type="string">
            <text:p text:style-name="P49">6/2=3</text:p>
          </table:table-cell>
        </table:table-row>
      </table:table>
      <text:p text:style-name="P16"/>
      <text:p text:style-name="P10"><text:span text:style-name="Police_20_par_20_défaut"><text:span text:style-name="T9">Quel est le lien entre </text:span></text:span><text:span text:style-name="Police_20_par_20_défaut"><text:span text:style-name="T26">l’indice Haut</text:span></text:span><text:span text:style-name="Police_20_par_20_défaut"><text:span text:style-name="T27">2</text:span></text:span><text:span text:style-name="Police_20_par_20_défaut"><text:span text:style-name="T8"> </text:span></text:span><text:span text:style-name="Police_20_par_20_défaut"><text:span text:style-name="T9">et l’</text:span></text:span><text:span text:style-name="Police_20_par_20_défaut"><text:span text:style-name="T18">Indice milieu</text:span></text:span><text:span text:style-name="Police_20_par_20_défaut"><text:span text:style-name="T19">1</text:span></text:span></text:p>
      <text:p text:style-name="P16"/>
      <text:p text:style-name="P10"><text:span text:style-name="Police_20_par_20_défaut"><text:span text:style-name="T26">Indice Haut</text:span></text:span><text:span text:style-name="Police_20_par_20_défaut"><text:span text:style-name="T27">2=</text:span></text:span><text:span text:style-name="Police_20_par_20_défaut"><text:span text:style-name="T18"> Indice milieu</text:span></text:span><text:span text:style-name="Police_20_par_20_défaut"><text:span text:style-name="T19">1 </text:span></text:span><text:span text:style-name="Police_20_par_20_défaut"><text:span text:style-name="T21">- 1</text:span></text:span><text:span text:style-name="Police_20_par_20_défaut"><text:span text:style-name="T29">= 7 – 1 = 6</text:span></text:span></text:p>
      <text:p text:style-name="P16"/>
      <text:p text:style-name="P10"><text:span text:style-name="Police_20_par_20_défaut"><text:span text:style-name="T8">Etape 4</text:span></text:span><text:span text:style-name="Police_20_par_20_défaut"><text:span text:style-name="T9"> : Dans quelle partie se trouve la valeur 35 ?</text:span></text:span></text:p>
      <text:p text:style-name="P16"/>
      <text:p text:style-name="P16">Par rapport au chiffre 21 à l’indice 3, la valeur 35 se trouve dans la partie supérieure du tableau</text:p>
      <text:p text:style-name="P16"/>
      <table:table table:name="Tableau8" table:style-name="Tableau8">
        <table:table-column table:style-name="Tableau8.A"/>
        <table:table-column table:style-name="Tableau8.B" table:number-columns-repeated="2"/>
        <table:table-row table:style-name="Tableau8.1">
          <table:table-cell table:style-name="Tableau8.A1" office:value-type="string">
            <text:p text:style-name="P19">25</text:p>
            <text:p text:style-name="P18">4</text:p>
          </table:table-cell>
          <table:table-cell table:style-name="Tableau8.A1" office:value-type="string">
            <text:p text:style-name="P19">31</text:p>
            <text:p text:style-name="P18">5</text:p>
          </table:table-cell>
          <table:table-cell table:style-name="Tableau8.A1" office:value-type="string">
            <text:p text:style-name="P19">35</text:p>
            <text:p text:style-name="P18">6</text:p>
          </table:table-cell>
        </table:table-row>
      </table:table>
      <text:p text:style-name="P4"/>
      <text:p text:style-name="P16"/>
      <table:table table:name="Tableau9" table:style-name="Tableau9">
        <table:table-column table:style-name="Tableau9.A"/>
        <table:table-column table:style-name="Tableau9.B" table:number-columns-repeated="2"/>
        <table:table-row table:style-name="Tableau9.1">
          <table:table-cell table:style-name="Tableau9.A1" office:value-type="string">
            <text:p text:style-name="P19">25</text:p>
            <text:p text:style-name="P18">4</text:p>
          </table:table-cell>
          <table:table-cell table:style-name="Tableau9.A1" office:value-type="string">
            <text:p text:style-name="P54">31</text:p>
            <text:p text:style-name="P45"><text:span text:style-name="Police_20_par_20_défaut"><text:span text:style-name="T36">5</text:span></text:span></text:p>
          </table:table-cell>
          <table:table-cell table:style-name="Tableau9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5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10"><text:span text:style-name="Police_20_par_20_défaut"><text:span text:style-name="T39">Indice Bas</text:span></text:span><text:span text:style-name="Police_20_par_20_défaut"><text:span text:style-name="T40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37">Indice milieu</text:span></text:span><text:span text:style-name="Police_20_par_20_défaut"><text:span text:style-name="T38">3</text:span></text:span></text:p>
          </table:table-cell>
        </table:table-row>
        <table:table-row>
          <table:table-cell table:style-name="Tableau10.A1" office:value-type="string">
            <text:p text:style-name="P49">4</text:p>
          </table:table-cell>
          <table:table-cell table:style-name="Tableau10.A1" office:value-type="string">
            <text:p text:style-name="P49">6</text:p>
          </table:table-cell>
          <table:table-cell table:style-name="Tableau10.A1" office:value-type="string">
            <text:p text:style-name="P49">(4+6) / 2=5</text:p>
          </table:table-cell>
        </table:table-row>
      </table:table>
      <text:p text:style-name="P16"/>
      <text:p text:style-name="P10"><text:span text:style-name="Police_20_par_20_défaut"><text:span text:style-name="T9">Quel est le lien entre l’</text:span></text:span><text:span text:style-name="Police_20_par_20_défaut"><text:span text:style-name="T39">Indice Bas</text:span></text:span><text:span text:style-name="Police_20_par_20_défaut"><text:span text:style-name="T40">3 </text:span></text:span><text:span text:style-name="Police_20_par_20_défaut"><text:span text:style-name="T9">et l’</text:span></text:span><text:span text:style-name="Police_20_par_20_défaut"><text:span text:style-name="T24">Indice milieu</text:span></text:span><text:span text:style-name="Police_20_par_20_défaut"><text:span text:style-name="T25">2</text:span></text:span></text:p>
      <text:p text:style-name="P16"/>
      <text:p text:style-name="P10"><text:span text:style-name="Police_20_par_20_défaut"><text:span text:style-name="T39">Indice Bas</text:span></text:span><text:span text:style-name="Police_20_par_20_défaut"><text:span text:style-name="T40">3 = </text:span></text:span><text:span text:style-name="Police_20_par_20_défaut"><text:span text:style-name="T24">Indice milieu</text:span></text:span><text:span text:style-name="Police_20_par_20_défaut"><text:span text:style-name="T25">2</text:span></text:span><text:span text:style-name="Police_20_par_20_défaut"><text:span text:style-name="T41"> </text:span></text:span><text:span text:style-name="Police_20_par_20_défaut"><text:span text:style-name="T21">+ 1</text:span></text:span><text:span text:style-name="Police_20_par_20_défaut"><text:span text:style-name="T29">= 3 + 1 = 4</text:span></text:span></text:p>
      <text:p text:style-name="P16"/>
      <text:p text:style-name="P10"><text:span text:style-name="Police_20_par_20_défaut"><text:span text:style-name="T8">Etape 6</text:span></text:span><text:span text:style-name="Police_20_par_20_défaut"><text:span text:style-name="T9"> : Dans quelle partie se trouve la valeur 35 ?</text:span></text:span></text:p>
      <text:p text:style-name="P16"/>
      <text:p text:style-name="P10"><text:span text:style-name="Police_20_par_20_défaut"><text:span text:style-name="T9">Par rapport au chiffre 31 à l’indice </text:span></text:span><text:span text:style-name="Police_20_par_20_défaut"><text:span text:style-name="T20">5</text:span></text:span><text:span text:style-name="Police_20_par_20_défaut"><text:span text:style-name="T9">, la valeur 35 se trouve dans la partie supérieure du tableau</text:span></text:span></text:p>
      <text:p text:style-name="P1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9"><text:span text:style-name="T58">3</text:span>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7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10"><text:span text:style-name="Police_20_par_20_défaut"><text:span text:style-name="T42">Indice Bas</text:span></text:span><text:span text:style-name="Police_20_par_20_défaut"><text:span text:style-name="T41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9">Indice milieu</text:span></text:span><text:span text:style-name="Police_20_par_20_défaut"><text:span text:style-name="T8">4</text:span></text:span></text:p>
          </table:table-cell>
        </table:table-row>
        <table:table-row>
          <table:table-cell table:style-name="Tableau12.A1" office:value-type="string">
            <text:p text:style-name="P49">6</text:p>
          </table:table-cell>
          <table:table-cell table:style-name="Tableau12.A1" office:value-type="string">
            <text:p text:style-name="P49">6</text:p>
          </table:table-cell>
          <table:table-cell table:style-name="Tableau12.A1" office:value-type="string">
            <text:p text:style-name="P49">(6+6) / 2=6</text:p>
          </table:table-cell>
        </table:table-row>
      </table:table>
      <text:p text:style-name="P16"/>
      <text:p text:style-name="P10"><text:span text:style-name="Police_20_par_20_défaut"><text:span text:style-name="T9">Quel est le lien entre </text:span></text:span><text:span text:style-name="Police_20_par_20_défaut"><text:span text:style-name="T42">l’indice Bas</text:span></text:span><text:span text:style-name="Police_20_par_20_défaut"><text:span text:style-name="T41">4 </text:span></text:span><text:span text:style-name="Police_20_par_20_défaut"><text:span text:style-name="T9">et l’</text:span></text:span><text:span text:style-name="Police_20_par_20_défaut"><text:span text:style-name="T37">Indice milieu</text:span></text:span><text:span text:style-name="Police_20_par_20_défaut"><text:span text:style-name="T38">3</text:span></text:span></text:p>
      <text:p text:style-name="P16"/>
      <text:p text:style-name="P10"><text:span text:style-name="Police_20_par_20_défaut"><text:span text:style-name="T42">indice Bas</text:span></text:span><text:span text:style-name="Police_20_par_20_défaut"><text:span text:style-name="T41">4 </text:span></text:span><text:span text:style-name="Police_20_par_20_défaut"><text:span text:style-name="T40">= </text:span></text:span><text:span text:style-name="Police_20_par_20_défaut"><text:span text:style-name="T37">Indice milieu</text:span></text:span><text:span text:style-name="Police_20_par_20_défaut"><text:span text:style-name="T38">3 </text:span></text:span><text:span text:style-name="Police_20_par_20_défaut"><text:span text:style-name="T21">+ 1 </text:span></text:span><text:span text:style-name="Police_20_par_20_défaut"><text:span text:style-name="T29">= 5 + 1 = 6</text:span></text:span></text:p>
      <text:p text:style-name="P16"/>
      <text:p text:style-name="P16"/>
      <text:p text:style-name="P10"><text:span text:style-name="Police_20_par_20_défaut"><text:span text:style-name="T8">Etape 8</text:span></text:span><text:span text:style-name="Police_20_par_20_défaut"><text:span text:style-name="T9"> : le nombre 35 est trouvé, il se trouve à l’indice milieu4 = 6</text:span></text:span></text:p>
      <text:p text:style-name="P16"/>
      <text:p text:style-name="P16"/>
      <text:p text:style-name="P4"/>
      <text:p text:style-name="P16"/>
      <text:p text:style-name="P16">Résumé</text:p>
      <text:p text:style-name="P16"/>
      <table:table table:name="Tableau13" table:style-name="Tableau13">
        <table:table-column table:style-name="Tableau13.A" table:number-columns-repeated="2"/>
        <table:table-column table:style-name="Tableau13.C" table:number-columns-repeated="2"/>
        <table:table-column table:style-name="Tableau13.E" table:number-columns-repeated="11"/>
        <table:table-column table:style-name="Tableau13.P"/>
        <table:table-row table:style-name="Tableau13.1">
          <table:table-cell table:style-name="Tableau13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3.A1" office:value-type="string">
            <text:p text:style-name="P19">12</text:p>
            <text:p text:style-name="P18">1</text:p>
          </table:table-cell>
          <table:table-cell table:style-name="Tableau13.A1" office:value-type="string">
            <text:p text:style-name="P19">15</text:p>
            <text:p text:style-name="P18">2</text:p>
          </table:table-cell>
          <table:table-cell table:style-name="Tableau13.A1" office:value-type="string">
            <text:p text:style-name="P51">21</text:p>
            <text:p text:style-name="P45"><text:span text:style-name="Police_20_par_20_défaut"><text:span text:style-name="T22">3</text:span></text:span></text:p>
          </table:table-cell>
          <table:table-cell table:style-name="Tableau13.A1" office:value-type="string">
            <text:p text:style-name="P19">25</text:p>
            <text:p text:style-name="P18">4</text:p>
          </table:table-cell>
          <table:table-cell table:style-name="Tableau13.A1" office:value-type="string">
            <text:p text:style-name="P55">31</text:p>
            <text:p text:style-name="P45"><text:span text:style-name="Police_20_par_20_défaut"><text:span text:style-name="T43">5</text:span></text:span></text:p>
          </table:table-cell>
          <table:table-cell table:style-name="Tableau13.A1" office:value-type="string">
            <text:p text:style-name="P56">35</text:p>
            <text:p text:style-name="P45"><text:span text:style-name="Police_20_par_20_défaut"><text:span text:style-name="T44">6</text:span></text:span></text:p>
          </table:table-cell>
          <table:table-cell table:style-name="Tableau13.A1" office:value-type="string">
            <text:p text:style-name="P57">37</text:p>
            <text:p text:style-name="P45"><text:span text:style-name="Police_20_par_20_défaut"><text:span text:style-name="T45">7</text:span></text:span></text:p>
          </table:table-cell>
          <table:table-cell table:style-name="Tableau13.A1" office:value-type="string">
            <text:p text:style-name="P19">42</text:p>
            <text:p text:style-name="P18">8</text:p>
          </table:table-cell>
          <table:table-cell table:style-name="Tableau13.A1" office:value-type="string">
            <text:p text:style-name="P19">44</text:p>
            <text:p text:style-name="P18">9</text:p>
          </table:table-cell>
          <table:table-cell table:style-name="Tableau13.A1" office:value-type="string">
            <text:p text:style-name="P19">49</text:p>
            <text:p text:style-name="P18">10</text:p>
          </table:table-cell>
          <table:table-cell table:style-name="Tableau13.A1" office:value-type="string">
            <text:p text:style-name="P19">53</text:p>
            <text:p text:style-name="P18">11</text:p>
          </table:table-cell>
          <table:table-cell table:style-name="Tableau13.A1" office:value-type="string">
            <text:p text:style-name="P19">61</text:p>
            <text:p text:style-name="P18">12</text:p>
          </table:table-cell>
          <table:table-cell table:style-name="Tableau13.A1" office:value-type="string">
            <text:p text:style-name="P19">72</text:p>
            <text:p text:style-name="P15">13</text:p>
          </table:table-cell>
          <table:table-cell table:style-name="Tableau13.A1" office:value-type="string">
            <text:p text:style-name="P19">75</text:p>
            <text:p text:style-name="P15">14</text:p>
          </table:table-cell>
          <table:table-cell table:style-name="Tableau13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>Chiffre à trouver 35</text:p>
      <text:p text:style-name="P16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column table:style-name="Tableau14.F"/>
        <table:table-row table:style-name="Tableau14.1">
          <table:table-cell table:style-name="Tableau14.A1" office:value-type="string">
            <text:p text:style-name="P17">Indice bas</text:p>
          </table:table-cell>
          <table:table-cell table:style-name="Tableau14.A1" office:value-type="string">
            <text:p text:style-name="P17">Indice haut</text:p>
          </table:table-cell>
          <table:table-cell table:style-name="Tableau14.A1" office:value-type="string">
            <text:p text:style-name="P17">Indice milieu</text:p>
          </table:table-cell>
          <table:table-cell table:style-name="Tableau14.A1" office:value-type="string">
            <text:p text:style-name="P17">tableau[milieu]</text:p>
          </table:table-cell>
          <table:table-cell table:style-name="Tableau14.A1" office:value-type="string">
            <text:p text:style-name="P17">Sens</text:p>
          </table:table-cell>
          <table:table-cell table:style-name="Tableau14.A1" office:value-type="string">
            <text:p text:style-name="P17">Trouvé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17">15</text:p>
          </table:table-cell>
          <table:table-cell table:style-name="Tableau14.A1" office:value-type="string">
            <text:p text:style-name="P50">7</text:p>
          </table:table-cell>
          <table:table-cell table:style-name="Tableau14.A1" office:value-type="string">
            <text:p text:style-name="P17">37</text:p>
          </table:table-cell>
          <table:table-cell table:style-name="Tableau14.A1" office:value-type="string">
            <text:p text:style-name="P17">A gauch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50">6</text:p>
          </table:table-cell>
          <table:table-cell table:style-name="Tableau14.A1" office:value-type="string">
            <text:p text:style-name="P58">3</text:p>
          </table:table-cell>
          <table:table-cell table:style-name="Tableau14.A1" office:value-type="string">
            <text:p text:style-name="P17">2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58">4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48">5</text:p>
          </table:table-cell>
          <table:table-cell table:style-name="Tableau14.A1" office:value-type="string">
            <text:p text:style-name="P17">3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48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35</text:p>
          </table:table-cell>
          <table:table-cell table:style-name="Tableau14.A1" office:value-type="string">
            <text:p text:style-name="P17"/>
          </table:table-cell>
          <table:table-cell table:style-name="Tableau14.A1" office:value-type="string">
            <text:p text:style-name="P17">Vrai</text:p>
          </table:table-cell>
        </table:table-row>
      </table:table>
      <text:p text:style-name="P16"/>
      <text:p text:style-name="P16">La valeur 35 se trouve à l’indice 6 (milieu) dans le tableau</text:p>
      <text:p text:style-name="P16"/>
      <text:p text:style-name="P10"><text:span text:style-name="Police_20_par_20_défaut"><text:span text:style-name="T8">Q3</text:span></text:span><text:span text:style-name="Police_20_par_20_défaut"><text:span text:style-name="T9"> Entrainez-vous avec la bande de papier fournie en complétant le tableau ci-dessous :</text:span></text:span></text:p>
      <text:p text:style-name="P16"/>
      <table:table table:name="Tableau15" table:style-name="Tableau15">
        <table:table-column table:style-name="Tableau15.A" table:number-columns-repeated="2"/>
        <table:table-column table:style-name="Tableau15.C" table:number-columns-repeated="2"/>
        <table:table-column table:style-name="Tableau15.E" table:number-columns-repeated="11"/>
        <table:table-column table:style-name="Tableau15.P"/>
        <table:table-row table:style-name="Tableau15.1">
          <table:table-cell table:style-name="Tableau15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5.A1" office:value-type="string">
            <text:p text:style-name="P19">12</text:p>
            <text:p text:style-name="P18">1</text:p>
          </table:table-cell>
          <table:table-cell table:style-name="Tableau15.A1" office:value-type="string">
            <text:p text:style-name="P19">15</text:p>
            <text:p text:style-name="P18">2</text:p>
          </table:table-cell>
          <table:table-cell table:style-name="Tableau15.A1" office:value-type="string">
            <text:p text:style-name="P34">21</text:p>
            <text:p text:style-name="P33">3</text:p>
          </table:table-cell>
          <table:table-cell table:style-name="Tableau15.A1" office:value-type="string">
            <text:p text:style-name="P34">25</text:p>
            <text:p text:style-name="P33">4</text:p>
          </table:table-cell>
          <table:table-cell table:style-name="Tableau15.A1" office:value-type="string">
            <text:p text:style-name="P34">31</text:p>
            <text:p text:style-name="P33">5</text:p>
          </table:table-cell>
          <table:table-cell table:style-name="Tableau15.A1" office:value-type="string">
            <text:p text:style-name="P34">35</text:p>
            <text:p text:style-name="P33">6</text:p>
          </table:table-cell>
          <table:table-cell table:style-name="Tableau15.A1" office:value-type="string">
            <text:p text:style-name="P34">37</text:p>
            <text:p text:style-name="P33">7</text:p>
          </table:table-cell>
          <table:table-cell table:style-name="Tableau15.A1" office:value-type="string">
            <text:p text:style-name="P34">42</text:p>
            <text:p text:style-name="P33">8</text:p>
          </table:table-cell>
          <table:table-cell table:style-name="Tableau15.A1" office:value-type="string">
            <text:p text:style-name="P19">44</text:p>
            <text:p text:style-name="P18">9</text:p>
          </table:table-cell>
          <table:table-cell table:style-name="Tableau15.A1" office:value-type="string">
            <text:p text:style-name="P19">49</text:p>
            <text:p text:style-name="P18">10</text:p>
          </table:table-cell>
          <table:table-cell table:style-name="Tableau15.A1" office:value-type="string">
            <text:p text:style-name="P19">53</text:p>
            <text:p text:style-name="P18">11</text:p>
          </table:table-cell>
          <table:table-cell table:style-name="Tableau15.A1" office:value-type="string">
            <text:p text:style-name="P19">61</text:p>
            <text:p text:style-name="P18">12</text:p>
          </table:table-cell>
          <table:table-cell table:style-name="Tableau15.A1" office:value-type="string">
            <text:p text:style-name="P19">72</text:p>
            <text:p text:style-name="P15">13</text:p>
          </table:table-cell>
          <table:table-cell table:style-name="Tableau15.A1" office:value-type="string">
            <text:p text:style-name="P19">75</text:p>
            <text:p text:style-name="P15">14</text:p>
          </table:table-cell>
          <table:table-cell table:style-name="Tableau15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72</text:p>
      <text:p text:style-name="P16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17">Indice bas</text:p>
          </table:table-cell>
          <table:table-cell table:style-name="Tableau16.A1" office:value-type="string">
            <text:p text:style-name="P17">Indice haut</text:p>
          </table:table-cell>
          <table:table-cell table:style-name="Tableau16.A1" office:value-type="string">
            <text:p text:style-name="P17">Indice milieu</text:p>
          </table:table-cell>
          <table:table-cell table:style-name="Tableau16.A1" office:value-type="string">
            <text:p text:style-name="P17">tableau[milieu]</text:p>
          </table:table-cell>
          <table:table-cell table:style-name="Tableau16.A1" office:value-type="string">
            <text:p text:style-name="P17">Sens</text:p>
          </table:table-cell>
          <table:table-cell table:style-name="Tableau16.A1" office:value-type="string">
            <text:p text:style-name="P17">Trouvé</text:p>
          </table:table-cell>
        </table:table-row>
        <table:table-row table:style-name="Tableau16.1">
          <table:table-cell table:style-name="Tableau16.A1" office:value-type="string">
            <text:p text:style-name="P17">0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50">7</text:p>
          </table:table-cell>
          <table:table-cell table:style-name="Tableau16.A1" office:value-type="string">
            <text:p text:style-name="P17">37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50">8</text:p>
          </table:table-cell>
          <table:table-cell table:style-name="Tableau16.A1" office:value-type="string">
            <text:p text:style-name="P32">15</text:p>
          </table:table-cell>
          <table:table-cell table:style-name="Tableau16.A1" office:value-type="string">
            <text:p text:style-name="P58">11</text:p>
          </table:table-cell>
          <table:table-cell table:style-name="Tableau16.A1" office:value-type="string">
            <text:p text:style-name="P17">53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58">12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32">13</text:p>
          </table:table-cell>
          <table:table-cell table:style-name="Tableau16.A1" office:value-type="string">
            <text:p text:style-name="P17">72</text:p>
          </table:table-cell>
          <table:table-cell table:style-name="Tableau16.A1" office:value-type="string">
            <text:p text:style-name="P17"/>
          </table:table-cell>
          <table:table-cell table:style-name="Tableau16.A1" office:value-type="string">
            <text:p text:style-name="P17">Vrai</text:p>
          </table:table-cell>
        </table:table-row>
      </table:table>
      <text:p text:style-name="P16"/>
      <text:p text:style-name="P16">La valeur 72 se trouve à l’indice 13 (milieu) dans le tableau</text:p>
      <text:p text:style-name="P16"/>
      <text:p text:style-name="P16"/>
      <text:p text:style-name="P4"/>
      <text:p text:style-name="P10"><text:span text:style-name="Police_20_par_20_défaut"><text:span text:style-name="T8">Q4</text:span></text:span><text:span text:style-name="Police_20_par_20_défaut"><text:span text:style-name="T9"> Que se passe-t-il si le nombre à rechercher n’est pas dans le tableau ? :</text:span></text:span></text:p>
      <text:p text:style-name="P16"/>
      <table:table table:name="Tableau17" table:style-name="Tableau17">
        <table:table-column table:style-name="Tableau17.A" table:number-columns-repeated="2"/>
        <table:table-column table:style-name="Tableau17.C" table:number-columns-repeated="2"/>
        <table:table-column table:style-name="Tableau17.E" table:number-columns-repeated="11"/>
        <table:table-column table:style-name="Tableau17.P"/>
        <table:table-row table:style-name="Tableau17.1">
          <table:table-cell table:style-name="Tableau17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7.A1" office:value-type="string">
            <text:p text:style-name="P19">12</text:p>
            <text:p text:style-name="P18">1</text:p>
          </table:table-cell>
          <table:table-cell table:style-name="Tableau17.A1" office:value-type="string">
            <text:p text:style-name="P19">15</text:p>
            <text:p text:style-name="P18">2</text:p>
          </table:table-cell>
          <table:table-cell table:style-name="Tableau17.A1" office:value-type="string">
            <text:p text:style-name="P34">21</text:p>
            <text:p text:style-name="P33">3</text:p>
          </table:table-cell>
          <table:table-cell table:style-name="Tableau17.A1" office:value-type="string">
            <text:p text:style-name="P34">25</text:p>
            <text:p text:style-name="P33">4</text:p>
          </table:table-cell>
          <table:table-cell table:style-name="Tableau17.A1" office:value-type="string">
            <text:p text:style-name="P34">31</text:p>
            <text:p text:style-name="P33">5</text:p>
          </table:table-cell>
          <table:table-cell table:style-name="Tableau17.A1" office:value-type="string">
            <text:p text:style-name="P34">35</text:p>
            <text:p text:style-name="P33">6</text:p>
          </table:table-cell>
          <table:table-cell table:style-name="Tableau17.A1" office:value-type="string">
            <text:p text:style-name="P34">37</text:p>
            <text:p text:style-name="P33">7</text:p>
          </table:table-cell>
          <table:table-cell table:style-name="Tableau17.A1" office:value-type="string">
            <text:p text:style-name="P34">42</text:p>
            <text:p text:style-name="P33">8</text:p>
          </table:table-cell>
          <table:table-cell table:style-name="Tableau17.A1" office:value-type="string">
            <text:p text:style-name="P19">44</text:p>
            <text:p text:style-name="P18">9</text:p>
          </table:table-cell>
          <table:table-cell table:style-name="Tableau17.A1" office:value-type="string">
            <text:p text:style-name="P19">49</text:p>
            <text:p text:style-name="P18">10</text:p>
          </table:table-cell>
          <table:table-cell table:style-name="Tableau17.A1" office:value-type="string">
            <text:p text:style-name="P19">53</text:p>
            <text:p text:style-name="P18">11</text:p>
          </table:table-cell>
          <table:table-cell table:style-name="Tableau17.A1" office:value-type="string">
            <text:p text:style-name="P19">61</text:p>
            <text:p text:style-name="P18">12</text:p>
          </table:table-cell>
          <table:table-cell table:style-name="Tableau17.A1" office:value-type="string">
            <text:p text:style-name="P19">72</text:p>
            <text:p text:style-name="P15">13</text:p>
          </table:table-cell>
          <table:table-cell table:style-name="Tableau17.A1" office:value-type="string">
            <text:p text:style-name="P19">75</text:p>
            <text:p text:style-name="P15">14</text:p>
          </table:table-cell>
          <table:table-cell table:style-name="Tableau17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26</text:p>
      <text:p text:style-name="P16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 table:style-name="Tableau18.1">
          <table:table-cell table:style-name="Tableau18.A1" office:value-type="string">
            <text:p text:style-name="P17">Indice bas</text:p>
          </table:table-cell>
          <table:table-cell table:style-name="Tableau18.A1" office:value-type="string">
            <text:p text:style-name="P17">Indice haut</text:p>
          </table:table-cell>
          <table:table-cell table:style-name="Tableau18.A1" office:value-type="string">
            <text:p text:style-name="P17">Indice milieu</text:p>
          </table:table-cell>
          <table:table-cell table:style-name="Tableau18.A1" office:value-type="string">
            <text:p text:style-name="P17">tableau[milieu]</text:p>
          </table:table-cell>
          <table:table-cell table:style-name="Tableau18.A1" office:value-type="string">
            <text:p text:style-name="P17">bas&lt;=haut</text:p>
          </table:table-cell>
          <table:table-cell table:style-name="Tableau18.A1" office:value-type="string">
            <text:p text:style-name="P17">Trouvé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15</text:p>
          </table:table-cell>
          <table:table-cell table:style-name="Tableau18.A1" office:value-type="string">
            <text:p text:style-name="P17">7</text:p>
          </table:table-cell>
          <table:table-cell table:style-name="Tableau18.A1" office:value-type="string">
            <text:p text:style-name="P17">37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3</text:p>
          </table:table-cell>
          <table:table-cell table:style-name="Tableau18.A1" office:value-type="string">
            <text:p text:style-name="P17">2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5</text:p>
          </table:table-cell>
          <table:table-cell table:style-name="Tableau18.A1" office:value-type="string">
            <text:p text:style-name="P17">3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50">5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50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Faux</text:p>
          </table:table-cell>
        </table:table-row>
      </table:table>
      <text:p text:style-name="P16"/>
      <text:p text:style-name="P16">La valeur 26 est introuvable, les indices bas et haut sur la dernière ligne se croisent indice bas&gt;indice haut, le programme de recherche s’arrête.</text:p>
      <text:p text:style-name="P16"/>
      <text:p text:style-name="P14">Partie 2 : Elaboration de l’algorithme</text:p>
      <text:p text:style-name="P20"/>
      <text:p text:style-name="P20">fonction recherche_dichotomique( element, tableau ) valeur entière</text:p>
      <text:p text:style-name="P20"><text:tab/>bas ← 0</text:p>
      <text:p text:style-name="P20"><text:tab/>haut ← longueur(tableau)-1</text:p>
      <text:p text:style-name="P20"><text:tab/>trouve←faux</text:p>
      <text:p text:style-name="P20"><text:tab/>tant que bas &lt;= haut et trouve=FAUX</text:p>
      <text:p text:style-name="P20"><text:tab/><text:tab/>milieu ← (bas + haut) // 2</text:p>
      <text:p text:style-name="P20"><text:tab/><text:tab/>si element=tableau[milieu] alors</text:p>
      <text:p text:style-name="P20"><text:tab/><text:tab/><text:tab/><text:tab/>trouve←True</text:p>
      <text:p text:style-name="P20"><text:tab/><text:tab/>sinon</text:p>
      <text:p text:style-name="P20"><text:tab/><text:tab/><text:tab/>si element&gt;tableau[milieu] alors</text:p>
      <text:p text:style-name="P20"><text:tab/><text:tab/><text:tab/><text:tab/>bas ← milieu+1</text:p>
      <text:p text:style-name="P20"><text:tab/><text:tab/><text:tab/>sinon</text:p>
      <text:p text:style-name="P20"><text:tab/><text:tab/><text:tab/><text:tab/>haut ← milieu-1</text:p>
      <text:p text:style-name="P20"><text:tab/><text:tab/><text:tab/>fin si</text:p>
      <text:p text:style-name="P20"><text:tab/><text:tab/>fin si</text:p>
      <text:p text:style-name="P20"><text:tab/>fin tant que</text:p>
      <text:p text:style-name="P20"><text:tab/>si trouve=vrai alors</text:p>
      <text:p text:style-name="P20"><text:tab/><text:tab/>indice ← milieu</text:p>
      <text:p text:style-name="P20"><text:tab/>sinon</text:p>
      <text:p text:style-name="P20"><text:tab/><text:tab/>indice ← -1</text:p>
      <text:p text:style-name="P20"><text:tab/>fin si</text:p>
      <text:p text:style-name="P20"><text:tab/>retourner indice</text:p>
      <text:p text:style-name="P20"><text:soft-page-break/></text:p>
      <text:p text:style-name="P20"/>
      <text:p text:style-name="P10"><text:span text:style-name="Police_20_par_20_défaut"><text:span text:style-name="T6">Q5</text:span></text:span><text:span text:style-name="Police_20_par_20_défaut"><text:span text:style-name="T7"> Traduire l’algorithme de la fonction recherche_dichotomique en python</text:span></text:span></text:p>
      <text:p text:style-name="P20"/>
      <text:p text:style-name="P12"><text:span text:style-name="Police_20_par_20_défaut"><text:span text:style-name="T46">def </text:span></text:span><text:span text:style-name="Police_20_par_20_défaut"><text:span text:style-name="T33">recherche_dichotomique( element, tableau ):<text:line-break/> <text:s text:c="3"/>bas = </text:span></text:span><text:span text:style-name="Police_20_par_20_défaut"><text:span text:style-name="T51">0<text:line-break/> <text:s text:c="3"/></text:span></text:span><text:span text:style-name="Police_20_par_20_défaut"><text:span text:style-name="T33">haut = </text:span></text:span><text:span text:style-name="Police_20_par_20_défaut"><text:span text:style-name="T47">len</text:span></text:span><text:span text:style-name="Police_20_par_20_défaut"><text:span text:style-name="T33">(tableau)-</text:span></text:span><text:span text:style-name="Police_20_par_20_défaut"><text:span text:style-name="T51">1<text:line-break/> <text:s text:c="3"/></text:span></text:span><text:span text:style-name="Police_20_par_20_défaut"><text:span text:style-name="T33">trouve=</text:span></text:span><text:span text:style-name="Police_20_par_20_défaut"><text:span text:style-name="T46">False<text:line-break/></text:span></text:span><text:span text:style-name="Police_20_par_20_défaut"><text:span text:style-name="T33"> <text:s text:c="3"/></text:span></text:span><text:span text:style-name="Police_20_par_20_défaut"><text:span text:style-name="T46">while </text:span></text:span><text:span text:style-name="Police_20_par_20_défaut"><text:span text:style-name="T33">bas &lt;= haut </text:span></text:span><text:span text:style-name="Police_20_par_20_défaut"><text:span text:style-name="T46">and </text:span></text:span><text:span text:style-name="Police_20_par_20_défaut"><text:span text:style-name="T33">trouve==</text:span></text:span><text:span text:style-name="Police_20_par_20_défaut"><text:span text:style-name="T46">False</text:span></text:span><text:span text:style-name="Police_20_par_20_défaut"><text:span text:style-name="T33">:<text:line-break/> <text:s text:c="7"/>milieu = (bas + haut) // </text:span></text:span><text:span text:style-name="Police_20_par_20_défaut"><text:span text:style-name="T51">2<text:line-break/> <text:s text:c="7"/></text:span></text:span><text:span text:style-name="Police_20_par_20_défaut"><text:span text:style-name="T46">if </text:span></text:span><text:span text:style-name="Police_20_par_20_défaut"><text:span text:style-name="T33">element==tableau[milieu]:<text:line-break/> <text:s text:c="11"/>trouve=</text:span></text:span><text:span text:style-name="Police_20_par_20_défaut"><text:span text:style-name="T46">True<text:line-break/></text:span></text:span><text:span text:style-name="Police_20_par_20_défaut"><text:span text:style-name="T33"> <text:s text:c="7"/></text:span></text:span><text:span text:style-name="Police_20_par_20_défaut"><text:span text:style-name="T46">else</text:span></text:span><text:span text:style-name="Police_20_par_20_défaut"><text:span text:style-name="T33">:<text:line-break/> <text:s text:c="11"/></text:span></text:span><text:span text:style-name="Police_20_par_20_défaut"><text:span text:style-name="T46">if </text:span></text:span><text:span text:style-name="Police_20_par_20_défaut"><text:span text:style-name="T33">element&gt;tableau[milieu]:<text:line-break/> <text:s text:c="15"/>bas = milieu+</text:span></text:span><text:span text:style-name="Police_20_par_20_défaut"><text:span text:style-name="T51">1<text:line-break/> <text:s text:c="11"/></text:span></text:span><text:span text:style-name="Police_20_par_20_défaut"><text:span text:style-name="T46">else </text:span></text:span><text:span text:style-name="Police_20_par_20_défaut"><text:span text:style-name="T33">:<text:line-break/> <text:s text:c="15"/>haut = milieu-</text:span></text:span><text:span text:style-name="Police_20_par_20_défaut"><text:span text:style-name="T51">1<text:line-break/></text:span></text:span><text:span text:style-name="Police_20_par_20_défaut"><text:span text:style-name="T33"> <text:s text:c="3"/></text:span></text:span><text:span text:style-name="Police_20_par_20_défaut"><text:span text:style-name="T46">if </text:span></text:span><text:span text:style-name="Police_20_par_20_défaut"><text:span text:style-name="T33">trouve==</text:span></text:span><text:span text:style-name="Police_20_par_20_défaut"><text:span text:style-name="T46">True</text:span></text:span><text:span text:style-name="Police_20_par_20_défaut"><text:span text:style-name="T33">:<text:line-break/> <text:s text:c="7"/>indice = milieu<text:line-break/> <text:s text:c="3"/></text:span></text:span><text:span text:style-name="Police_20_par_20_défaut"><text:span text:style-name="T46">else</text:span></text:span><text:span text:style-name="Police_20_par_20_défaut"><text:span text:style-name="T33">:<text:line-break/> <text:s text:c="7"/>indice = -</text:span></text:span><text:span text:style-name="Police_20_par_20_défaut"><text:span text:style-name="T51">1<text:line-break/> <text:s text:c="3"/></text:span></text:span><text:span text:style-name="Police_20_par_20_défaut"><text:span text:style-name="T46">return </text:span></text:span><text:span text:style-name="Police_20_par_20_défaut"><text:span text:style-name="T33">indice</text:span></text:span></text:p>
      <text:p text:style-name="P20"/>
      <text:p text:style-name="P10"><text:span text:style-name="Police_20_par_20_défaut"><text:span text:style-name="T6">Q6</text:span></text:span><text:span text:style-name="Police_20_par_20_défaut"><text:span text:style-name="T7"> Tester votre programme sur l’ordinateur</text:span></text:span></text:p>
      <text:p text:style-name="P20"/>
      <text:p text:style-name="P12"><text:span text:style-name="Police_20_par_20_défaut"><text:span text:style-name="T33">tableau=[</text:span></text:span><text:span text:style-name="Police_20_par_20_défaut"><text:span text:style-name="T51">10</text:span></text:span><text:span text:style-name="Police_20_par_20_défaut"><text:span text:style-name="T33">,</text:span></text:span><text:span text:style-name="Police_20_par_20_défaut"><text:span text:style-name="T51">12</text:span></text:span><text:span text:style-name="Police_20_par_20_défaut"><text:span text:style-name="T33">,</text:span></text:span><text:span text:style-name="Police_20_par_20_défaut"><text:span text:style-name="T51">15</text:span></text:span><text:span text:style-name="Police_20_par_20_défaut"><text:span text:style-name="T33">,</text:span></text:span><text:span text:style-name="Police_20_par_20_défaut"><text:span text:style-name="T51">21</text:span></text:span><text:span text:style-name="Police_20_par_20_défaut"><text:span text:style-name="T33">,</text:span></text:span><text:span text:style-name="Police_20_par_20_défaut"><text:span text:style-name="T51">25</text:span></text:span><text:span text:style-name="Police_20_par_20_défaut"><text:span text:style-name="T33">,</text:span></text:span><text:span text:style-name="Police_20_par_20_défaut"><text:span text:style-name="T51">31</text:span></text:span><text:span text:style-name="Police_20_par_20_défaut"><text:span text:style-name="T33">,</text:span></text:span><text:span text:style-name="Police_20_par_20_défaut"><text:span text:style-name="T51">35</text:span></text:span><text:span text:style-name="Police_20_par_20_défaut"><text:span text:style-name="T33">,</text:span></text:span><text:span text:style-name="Police_20_par_20_défaut"><text:span text:style-name="T51">37</text:span></text:span><text:span text:style-name="Police_20_par_20_défaut"><text:span text:style-name="T33">,</text:span></text:span><text:span text:style-name="Police_20_par_20_défaut"><text:span text:style-name="T51">42</text:span></text:span><text:span text:style-name="Police_20_par_20_défaut"><text:span text:style-name="T33">,</text:span></text:span><text:span text:style-name="Police_20_par_20_défaut"><text:span text:style-name="T51">44</text:span></text:span><text:span text:style-name="Police_20_par_20_défaut"><text:span text:style-name="T33">,</text:span></text:span><text:span text:style-name="Police_20_par_20_défaut"><text:span text:style-name="T51">49</text:span></text:span><text:span text:style-name="Police_20_par_20_défaut"><text:span text:style-name="T33">,</text:span></text:span><text:span text:style-name="Police_20_par_20_défaut"><text:span text:style-name="T51">53</text:span></text:span><text:span text:style-name="Police_20_par_20_défaut"><text:span text:style-name="T33">,</text:span></text:span><text:span text:style-name="Police_20_par_20_défaut"><text:span text:style-name="T51">61</text:span></text:span><text:span text:style-name="Police_20_par_20_défaut"><text:span text:style-name="T33">,</text:span></text:span><text:span text:style-name="Police_20_par_20_défaut"><text:span text:style-name="T51">72</text:span></text:span><text:span text:style-name="Police_20_par_20_défaut"><text:span text:style-name="T33">,</text:span></text:span><text:span text:style-name="Police_20_par_20_défaut"><text:span text:style-name="T51">75</text:span></text:span><text:span text:style-name="Police_20_par_20_défaut"><text:span text:style-name="T33">,</text:span></text:span><text:span text:style-name="Police_20_par_20_défaut"><text:span text:style-name="T51">85</text:span></text:span><text:span text:style-name="Police_20_par_20_défaut"><text:span text:style-name="T33">]<text:line-break/></text:span></text:span><text:span text:style-name="Police_20_par_20_défaut"><text:span text:style-name="T54">print (tableau)<text:line-break/></text:span></text:span><text:span text:style-name="Police_20_par_20_défaut"><text:span text:style-name="T33">chiffreAtrouver=</text:span></text:span><text:span text:style-name="Police_20_par_20_défaut"><text:span text:style-name="T51">21<text:line-break/></text:span></text:span><text:span text:style-name="Police_20_par_20_défaut"><text:span text:style-name="T47">print</text:span></text:span><text:span text:style-name="Police_20_par_20_défaut"><text:span text:style-name="T33">(</text:span></text:span><text:span text:style-name="Police_20_par_20_défaut"><text:span text:style-name="T55">'chiffre à trouver'</text:span></text:span><text:span text:style-name="Police_20_par_20_défaut"><text:span text:style-name="T33">,chiffreAtrouver)<text:line-break/>indice=recherche_dichotomique(chiffreAtrouver,tableau)<text:line-break/></text:span></text:span><text:span text:style-name="Police_20_par_20_défaut"><text:span text:style-name="T47">print</text:span></text:span><text:span text:style-name="Police_20_par_20_défaut"><text:span text:style-name="T33">(</text:span></text:span><text:span text:style-name="Police_20_par_20_défaut"><text:span text:style-name="T55">"la valeur"</text:span></text:span><text:span text:style-name="Police_20_par_20_défaut"><text:span text:style-name="T33">,tableau[indice],</text:span></text:span><text:span text:style-name="Police_20_par_20_défaut"><text:span text:style-name="T55">"se trouve a l'indice"</text:span></text:span><text:span text:style-name="Police_20_par_20_défaut"><text:span text:style-name="T33">, indice,</text:span></text:span><text:span text:style-name="Police_20_par_20_défaut"><text:span text:style-name="T55">"danns le tableau:"</text:span></text:span><text:span text:style-name="Police_20_par_20_défaut"><text:span text:style-name="T33">)<text:line-break/></text:span></text:span></text:p>
      <text:p text:style-name="P20"/>
      <text:p text:style-name="P14">Partie 3 : Mesure du temps de traitement</text:p>
      <text:p text:style-name="P20"/>
      <text:p text:style-name="P10"><text:span text:style-name="Police_20_par_20_défaut"><text:span text:style-name="T7">Ouvrir le programme </text:span></text:span><text:span text:style-name="Police_20_par_20_défaut"><text:span text:style-name="T6">tp3_recherche_dicotomique.py</text:span></text:span></text:p>
      <text:p text:style-name="P20"/>
      <text:p text:style-name="P62"><text:span text:style-name="Police_20_par_20_défaut"><text:span text:style-name="T7">Exemple de résultat avec </text:span></text:span><text:span text:style-name="Police_20_par_20_défaut"><text:span text:style-name="T28">chiffreAtrouver=</text:span></text:span><text:span text:style-name="Police_20_par_20_défaut"><text:span text:style-name="T50">35</text:span></text:span></text:p>
      <text:p text:style-name="P20"/>
      <text:p text:style-name="P20">valeur <text:s/>10 <text:s/>12 <text:s/>15 <text:s/>21 <text:s/>25 <text:s/>31 <text:s/>35 <text:s/>37 <text:s/>42 <text:s/>44 <text:s/>49 <text:s/>53 <text:s/>61 <text:s/>72 <text:s/>75 <text:s/>85</text:p>
      <text:p text:style-name="P20">indice <text:s text:c="2"/>0 <text:s text:c="2"/>1 <text:s text:c="2"/>2 <text:s text:c="2"/>3 <text:s text:c="2"/>4 <text:s text:c="2"/>5 <text:s text:c="2"/>6 <text:s text:c="2"/>7 <text:s text:c="2"/>8 <text:s text:c="2"/>9 <text:s/>10 <text:s/>11 <text:s/>12 <text:s/>13 <text:s/>14 <text:s/>15</text:p>
      <text:p text:style-name="P20">chiffre à trouver 35</text:p>
      <text:p text:style-name="P20">bas: <text:s text:c="3"/>haut: <text:s text:c="2"/>milieu: valeur: bas&lt;=haut: <text:s/>trouve: </text:p>
      <text:p text:style-name="P20">0 <text:s text:c="6"/>15 <text:s text:c="5"/>7 <text:s text:c="6"/>37 <text:s text:c="5"/>1 <text:s text:c="10"/>0 <text:s text:c="6"/></text:p>
      <text:p text:style-name="P20">0 <text:s text:c="6"/>6 <text:s text:c="6"/>3 <text:s text:c="6"/>21 <text:s text:c="5"/>1 <text:s text:c="10"/>0 <text:s text:c="6"/></text:p>
      <text:p text:style-name="P20">4 <text:s text:c="6"/>6 <text:s text:c="6"/>5 <text:s text:c="6"/>31 <text:s text:c="5"/>1 <text:s text:c="10"/>0 <text:s text:c="6"/></text:p>
      <text:p text:style-name="P20">6 <text:s text:c="6"/>6 <text:s text:c="6"/>6 <text:s text:c="6"/>35 <text:s text:c="5"/>1 <text:s text:c="10"/>1 <text:s text:c="6"/></text:p>
      <text:p text:style-name="P20">6 <text:s text:c="6"/>6 <text:s text:c="6"/>6 <text:s text:c="6"/>35 <text:s text:c="5"/>1 <text:s text:c="10"/>1 <text:s text:c="6"/></text:p>
      <text:p text:style-name="P20">la valeur 35 se trouve à l'indice 6 dans le tableau:</text:p>
      <text:p text:style-name="P20">16 <text:tab/> 0.4368007183074951</text:p>
      <text:p text:style-name="P20"/>
      <text:p text:style-name="P20">On remarque que la durée de traitement est de 0.43s pour 16 valeurs. En réalité, elle est bien plus faible, mais il a fallu ajouter un temps d’attente de 0.1s dans la boucle tant que afin de pouvoir observer l’évolution du temps en fonction du nombre de valeurs dans le tableau.</text:p>
      <text:p text:style-name="P5"/>
      <text:p text:style-name="P20"/>
      <text:p text:style-name="P10"><text:span text:style-name="Police_20_par_20_défaut"><text:span text:style-name="T6">Q7</text:span></text:span><text:span text:style-name="Police_20_par_20_défaut"><text:span text:style-name="T7"> Compléter le tableau suivant en faisant varier la longueur du tableau N en utilisant toujours </text:span></text:span><text:span text:style-name="Police_20_par_20_défaut"><text:span text:style-name="T35">VALEUR_MAX=</text:span></text:span><text:span text:style-name="Police_20_par_20_défaut"><text:span text:style-name="T53">100000</text:span></text:span></text:p>
      <text:p text:style-name="P20"/>
      <text:p text:style-name="P20">Commenter les lignes suivantes (ajouter un # au début de la ligne)</text:p>
      <text:p text:style-name="P59"/>
      <text:p text:style-name="P12"><text:span text:style-name="Police_20_par_20_défaut"><text:span text:style-name="T56">#print('{:&lt;8}{:&lt;8}{:&lt;8}{:&lt;8}{:&lt;12}{:&lt;8}'.format('bas:','haut:','milieu:','valeur:','bas&lt;=haut:','trouve:'))</text:span></text:span></text:p>
      <text:p text:style-name="P20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11"><text:span text:style-name="Police_20_par_20_défaut"><text:span text:style-name="T30">Nombre de données </text:span></text:span><text:span text:style-name="Police_20_par_20_défaut"><text:span text:style-name="T31">N</text:span></text:span><text:span text:style-name="Police_20_par_20_défaut"><text:span text:style-name="T30"> à trier</text:span></text:span></text:p>
          </table:table-cell>
          <table:table-cell table:style-name="Tableau19.B1" office:value-type="string">
            <text:p text:style-name="P35">Temps de traitement </text:p>
          </table:table-cell>
        </table:table-row>
        <table:table-row table:style-name="Tableau19.1">
          <table:table-cell table:style-name="Tableau19.A2" office:value-type="string">
            <text:p text:style-name="P36">100</text:p>
          </table:table-cell>
          <table:table-cell table:style-name="Tableau19.B2" office:value-type="string">
            <text:p text:style-name="P52"/>
          </table:table-cell>
        </table:table-row>
        <table:table-row table:style-name="Tableau19.1">
          <table:table-cell table:style-name="Tableau19.A2" office:value-type="string">
            <text:p text:style-name="P36">1000</text:p>
          </table:table-cell>
          <table:table-cell table:style-name="Tableau19.B2" office:value-type="string">
            <text:p text:style-name="P52"/>
          </table:table-cell>
        </table:table-row>
        <table:table-row table:style-name="Tableau19.1">
          <table:table-cell table:style-name="Tableau19.A2" office:value-type="string">
            <text:p text:style-name="P36">10000</text:p>
          </table:table-cell>
          <table:table-cell table:style-name="Tableau19.B2" office:value-type="string">
            <text:p text:style-name="P52"/>
          </table:table-cell>
        </table:table-row>
        <table:table-row table:style-name="Tableau19.1">
          <table:table-cell table:style-name="Tableau19.A2" office:value-type="string">
            <text:p text:style-name="P36">30000</text:p>
          </table:table-cell>
          <table:table-cell table:style-name="Tableau19.B2" office:value-type="string">
            <text:p text:style-name="P52"/>
          </table:table-cell>
        </table:table-row>
        <table:table-row table:style-name="Tableau19.1">
          <table:table-cell table:style-name="Tableau19.A2" office:value-type="string">
            <text:p text:style-name="P36">50000</text:p>
          </table:table-cell>
          <table:table-cell table:style-name="Tableau19.B2" office:value-type="string">
            <text:p text:style-name="P52"/>
          </table:table-cell>
        </table:table-row>
      </table:table>
      <text:p text:style-name="P21"/>
      <text:p text:style-name="P10"><text:span text:style-name="Police_20_par_20_défaut"><text:span text:style-name="T6">Q8</text:span></text:span><text:span text:style-name="Police_20_par_20_défaut"><text:span text:style-name="T7"> A l’aide d’un tableur, tracer la courbe du Temps de recherche en fonction du nombre de données à traiter (Utiliser le fichier simulation.xlsx)</text:span></text:span></text:p>
      <text:p text:style-name="P20"/>
      <text:p text:style-name="P10"><text:span text:style-name="Police_20_par_20_défaut"><text:span text:style-name="T57"><draw:frame draw:style-name="fr3" draw:name="Graphique 1" text:anchor-type="as-char" svg:width="18.983cm" style:rel-width="scale" svg:height="8.061cm" style:rel-height="scale" draw:z-index="9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20"/>
      <text:p text:style-name="P10"><text:span text:style-name="Police_20_par_20_défaut"><text:span text:style-name="T6">Q9</text:span></text:span><text:span text:style-name="Police_20_par_20_défaut"><text:span text:style-name="T7"> Conclure en utilisant le document ressource (TP algorithmes_complexité-ressource.docx)</text:span></text:span></text:p>
      <text:p text:style-name="P20"/>
      <text:p text:style-name="P10"><text:span text:style-name="Police_20_par_20_défaut"><text:span text:style-name="T6">Q10</text:span></text:span><text:span text:style-name="Police_20_par_20_défaut"><text:span text:style-name="T7"> Compléter la fiche résumée en </text:span></text:span><text:span text:style-name="Police_20_par_20_défaut"><text:span text:style-name="T6">annexe, page 8</text:span></text:span></text:p>
      <text:p text:style-name="P21"/>
      <text:p text:style-name="P21"/>
      <text:p text:style-name="P6"/>
      <text:p text:style-name="P63"><text:span text:style-name="Police_20_par_20_défaut"><text:span text:style-name="T13">Annexe : Recherche dichotomique</text:span></text:span></text:p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P22">Énoncé</text:p>
          </table:table-cell>
          <table:table-cell table:style-name="Tableau20.A1" office:value-type="string">
            <text:p text:style-name="P38">Rechercher une valeur dans un tableau trié.</text:p>
          </table:table-cell>
        </table:table-row>
        <table:table-row table:style-name="Tableau20.1">
          <table:table-cell table:style-name="Tableau20.A1" office:value-type="string">
            <text:p text:style-name="P22">Exemple</text:p>
          </table:table-cell>
          <table:table-cell table:style-name="Tableau20.A1" office:value-type="string">
            <text:p text:style-name="P37">Valeur <text:s/>10 <text:s/>12 <text:s/>15 <text:s/>21 <text:s/>25 <text:s/>31 <text:s/>35 <text:s/>37 <text:s/>42 <text:s/>44 <text:s/>49 <text:s/>53 <text:s/>61 <text:s/>72 <text:s/>75 <text:s/>85</text:p>
            <text:p text:style-name="P37">Indice <text:s text:c="2"/>0 <text:s text:c="2"/>1 <text:s text:c="4"/>2 <text:s text:c="2"/>3 <text:s text:c="4"/>4 <text:s text:c="3"/>5 <text:s text:c="3"/>6 <text:s text:c="3"/>7 <text:s text:c="3"/>8 <text:s text:c="3"/>9 <text:s text:c="2"/>10 <text:s/>11 <text:s/>12 <text:s/>13 <text:s/>14 <text:s/>15</text:p>
            <text:p text:style-name="P37">La valeur 35 se trouve à l'indice 6 dans le tableau</text:p>
          </table:table-cell>
        </table:table-row>
        <table:table-row table:style-name="Tableau20.1">
          <table:table-cell table:style-name="Tableau20.A1" office:value-type="string">
            <text:p text:style-name="P22">Solution</text:p>
          </table:table-cell>
          <table:table-cell table:style-name="Tableau20.A1" office:value-type="string">
            <text:p text:style-name="P41">Utiliser la méthode de recherche dichotomique.</text:p>
          </table:table-cell>
        </table:table-row>
        <table:table-row table:style-name="Tableau20.1">
          <table:table-cell table:style-name="Tableau20.A1" office:value-type="string">
            <text:p text:style-name="P22">Entrée</text:p>
          </table:table-cell>
          <table:table-cell table:style-name="Tableau20.A1" office:value-type="string">
            <text:p text:style-name="P40">Valeur de l’élément à rechercher, tableau de valeurs triées</text:p>
          </table:table-cell>
        </table:table-row>
        <table:table-row table:style-name="Tableau20.1">
          <table:table-cell table:style-name="Tableau20.A1" office:value-type="string">
            <text:p text:style-name="P22">Sortie</text:p>
          </table:table-cell>
          <table:table-cell table:style-name="Tableau20.A1" office:value-type="string">
            <text:p text:style-name="P40">Indice de l’élément à rechercher</text:p>
          </table:table-cell>
        </table:table-row>
        <table:table-row table:style-name="Tableau20.1">
          <table:table-cell table:style-name="Tableau20.A1" office:value-type="string">
            <text:p text:style-name="P22">Pré-condition</text:p>
          </table:table-cell>
          <table:table-cell table:style-name="Tableau20.A1" office:value-type="string">
            <text:p text:style-name="P40">Le tableau de valeurs est de taille variable. Les valeurs sont entières, positives et triées dans l’ordre croissant. Le tableau possède au moins 1 valeur.</text:p>
          </table:table-cell>
        </table:table-row>
        <table:table-row table:style-name="Tableau20.1">
          <table:table-cell table:style-name="Tableau20.A1" office:value-type="string">
            <text:p text:style-name="P22">Post-condition</text:p>
          </table:table-cell>
          <table:table-cell table:style-name="Tableau20.A1" office:value-type="string">
            <text:p text:style-name="P41">L’indice i existe tel que tableau[i] = valeur de l’élément à rechercher. Indice=-1 dans le cas contraire.</text:p>
          </table:table-cell>
        </table:table-row>
      </table:table>
      <text:p text:style-name="P24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3">Algorithme</text:p>
          </table:table-cell>
          <table:table-cell table:style-name="Tableau21.A1" office:value-type="string">
            <text:p text:style-name="P23">Programme en python</text:p>
          </table:table-cell>
        </table:table-row>
        <table:table-row>
          <table:table-cell table:style-name="Tableau21.A1" office:value-type="string">
            <text:p text:style-name="P42">fonction recherche_dichotomique( element, tableau ) valeur entière</text:p>
            <text:p text:style-name="P42"><text:tab/>bas ← 0</text:p>
            <text:p text:style-name="P42"><text:tab/>haut ← longueur(tableau)-1</text:p>
            <text:p text:style-name="P42"><text:tab/>trouve←faux</text:p>
            <text:p text:style-name="P42"><text:tab/>tant que bas &lt;= haut et trouve=FAUX</text:p>
            <text:p text:style-name="P42"><text:tab/><text:tab/>milieu ← (bas + haut) // 2</text:p>
            <text:p text:style-name="P42"><text:tab/><text:tab/>si element=tableau[milieu] alors</text:p>
            <text:p text:style-name="P42"><text:tab/><text:tab/><text:tab/><text:tab/>trouve←True</text:p>
            <text:p text:style-name="P42"><text:tab/><text:tab/>sinon</text:p>
            <text:p text:style-name="P42"><text:tab/><text:tab/><text:tab/>si element&gt;tableau[milieu] alors</text:p>
            <text:p text:style-name="P42"><text:tab/><text:tab/><text:tab/><text:tab/>bas ← milieu+1</text:p>
            <text:p text:style-name="P42"><text:tab/><text:tab/><text:tab/>sinon</text:p>
            <text:p text:style-name="P42"><text:tab/><text:tab/><text:tab/><text:tab/>haut ← milieu-1</text:p>
            <text:p text:style-name="P42"><text:tab/><text:tab/><text:tab/>fin si</text:p>
            <text:p text:style-name="P42"><text:tab/><text:tab/>fin si</text:p>
            <text:p text:style-name="P42"><text:tab/>fin tant que</text:p>
            <text:p text:style-name="P42"><text:tab/>si trouve=vrai alors</text:p>
            <text:p text:style-name="P42"><text:tab/><text:tab/>indice ← milieu</text:p>
            <text:p text:style-name="P42"><text:tab/>sinon</text:p>
            <text:p text:style-name="P42"><text:tab/><text:tab/>indice ← -1</text:p>
            <text:p text:style-name="P42"><text:tab/>fin si</text:p>
            <text:p text:style-name="P10"><text:span text:style-name="Police_20_par_20_défaut"><text:span text:style-name="T32"><text:tab/>retourner indice</text:span></text:span></text:p>
          </table:table-cell>
          <table:table-cell table:style-name="Tableau21.A1" office:value-type="string">
            <text:p text:style-name="P12"><text:span text:style-name="Police_20_par_20_défaut"><text:span text:style-name="T48">def </text:span></text:span><text:span text:style-name="Police_20_par_20_défaut"><text:span text:style-name="T34">recherche_dichotomique( element, tableau ):<text:line-break/> <text:s text:c="3"/>bas = </text:span></text:span><text:span text:style-name="Police_20_par_20_défaut"><text:span text:style-name="T52">0<text:line-break/> <text:s text:c="3"/></text:span></text:span><text:span text:style-name="Police_20_par_20_défaut"><text:span text:style-name="T34">haut = </text:span></text:span><text:span text:style-name="Police_20_par_20_défaut"><text:span text:style-name="T49">len</text:span></text:span><text:span text:style-name="Police_20_par_20_défaut"><text:span text:style-name="T34">(tableau)-</text:span></text:span><text:span text:style-name="Police_20_par_20_défaut"><text:span text:style-name="T52">1<text:line-break/> <text:s text:c="3"/></text:span></text:span><text:span text:style-name="Police_20_par_20_défaut"><text:span text:style-name="T34">trouve=</text:span></text:span><text:span text:style-name="Police_20_par_20_défaut"><text:span text:style-name="T48">False<text:line-break/></text:span></text:span><text:span text:style-name="Police_20_par_20_défaut"><text:span text:style-name="T34"> <text:s text:c="3"/></text:span></text:span><text:span text:style-name="Police_20_par_20_défaut"><text:span text:style-name="T48">while </text:span></text:span><text:span text:style-name="Police_20_par_20_défaut"><text:span text:style-name="T34">bas &lt;= haut </text:span></text:span><text:span text:style-name="Police_20_par_20_défaut"><text:span text:style-name="T48">and </text:span></text:span><text:span text:style-name="Police_20_par_20_défaut"><text:span text:style-name="T34">trouve==</text:span></text:span><text:span text:style-name="Police_20_par_20_défaut"><text:span text:style-name="T48">False</text:span></text:span><text:span text:style-name="Police_20_par_20_défaut"><text:span text:style-name="T34">:<text:line-break/> <text:s text:c="7"/>milieu = (bas + haut) // </text:span></text:span><text:span text:style-name="Police_20_par_20_défaut"><text:span text:style-name="T52">2<text:line-break/> <text:s text:c="7"/></text:span></text:span><text:span text:style-name="Police_20_par_20_défaut"><text:span text:style-name="T48">if </text:span></text:span><text:span text:style-name="Police_20_par_20_défaut"><text:span text:style-name="T34">element==tableau[milieu]:<text:line-break/> <text:s text:c="11"/>trouve=</text:span></text:span><text:span text:style-name="Police_20_par_20_défaut"><text:span text:style-name="T48">True<text:line-break/></text:span></text:span><text:span text:style-name="Police_20_par_20_défaut"><text:span text:style-name="T34"> <text:s text:c="7"/></text:span></text:span><text:span text:style-name="Police_20_par_20_défaut"><text:span text:style-name="T48">else</text:span></text:span><text:span text:style-name="Police_20_par_20_défaut"><text:span text:style-name="T34">:<text:line-break/> <text:s text:c="11"/></text:span></text:span><text:span text:style-name="Police_20_par_20_défaut"><text:span text:style-name="T48">if </text:span></text:span><text:span text:style-name="Police_20_par_20_défaut"><text:span text:style-name="T34">element&gt;tableau[milieu]:<text:line-break/> <text:s text:c="15"/>bas = milieu+</text:span></text:span><text:span text:style-name="Police_20_par_20_défaut"><text:span text:style-name="T52">1<text:line-break/> <text:s text:c="11"/></text:span></text:span><text:span text:style-name="Police_20_par_20_défaut"><text:span text:style-name="T48">else </text:span></text:span><text:span text:style-name="Police_20_par_20_défaut"><text:span text:style-name="T34">:<text:line-break/> <text:s text:c="15"/>haut = milieu-</text:span></text:span><text:span text:style-name="Police_20_par_20_défaut"><text:span text:style-name="T52">1<text:line-break/></text:span></text:span><text:span text:style-name="Police_20_par_20_défaut"><text:span text:style-name="T34"> <text:s text:c="3"/></text:span></text:span><text:span text:style-name="Police_20_par_20_défaut"><text:span text:style-name="T48">if </text:span></text:span><text:span text:style-name="Police_20_par_20_défaut"><text:span text:style-name="T34">trouve==</text:span></text:span><text:span text:style-name="Police_20_par_20_défaut"><text:span text:style-name="T48">True</text:span></text:span><text:span text:style-name="Police_20_par_20_défaut"><text:span text:style-name="T34">:<text:line-break/> <text:s text:c="7"/>indice = milieu<text:line-break/> <text:s text:c="3"/></text:span></text:span><text:span text:style-name="Police_20_par_20_défaut"><text:span text:style-name="T48">else</text:span></text:span><text:span text:style-name="Police_20_par_20_défaut"><text:span text:style-name="T34">:<text:line-break/> <text:s text:c="7"/>indice = -</text:span></text:span><text:span text:style-name="Police_20_par_20_défaut"><text:span text:style-name="T52">1<text:line-break/> <text:s text:c="3"/></text:span></text:span><text:span text:style-name="Police_20_par_20_défaut"><text:span text:style-name="T48">return </text:span></text:span><text:span text:style-name="Police_20_par_20_défaut"><text:span text:style-name="T34">indice</text:span></text:span></text:p>
            <text:p text:style-name="P26"/>
          </table:table-cell>
        </table:table-row>
      </table:table>
      <text:p text:style-name="P27"/>
      <text:p text:style-name="P7"><text:span text:style-name="Police_20_par_20_défaut"><text:span text:style-name="T11">Complexité de l’algorithme :</text:span></text:span><text:span text:style-name="Police_20_par_20_défaut"><text:span text:style-name="T4"> O(log n) A chaque boucle, on réduit la taille de recherche du tableau par 2</text:span></text:span></text:p>
      <text:p text:style-name="P24"/>
      <text:p text:style-name="P64"><text:span text:style-name="Police_20_par_20_défaut"><text:span text:style-name="T11">Résultats du test :</text:span></text:span><text:span text:style-name="Police_20_par_20_défaut"><text:span text:style-name="T4"> </text:span></text:span></text:p>
      <table:table table:name="Tableau22" table:style-name="Tableau22">
        <table:table-column table:style-name="Tableau22.A" table:number-columns-repeated="2"/>
        <table:table-column table:style-name="Tableau22.C" table:number-columns-repeated="2"/>
        <table:table-column table:style-name="Tableau22.E" table:number-columns-repeated="11"/>
        <table:table-column table:style-name="Tableau22.P"/>
        <table:table-row table:style-name="Tableau22.1">
          <table:table-cell table:style-name="Tableau22.A1" office:value-type="string">
            <text:p text:style-name="P28">10</text:p>
            <text:p text:style-name="P45"><text:span text:style-name="Police_20_par_20_défaut"><text:span text:style-name="T3">0</text:span></text:span></text:p>
          </table:table-cell>
          <table:table-cell table:style-name="Tableau22.A1" office:value-type="string">
            <text:p text:style-name="P28">12</text:p>
            <text:p text:style-name="P29">1</text:p>
          </table:table-cell>
          <table:table-cell table:style-name="Tableau22.A1" office:value-type="string">
            <text:p text:style-name="P28">15</text:p>
            <text:p text:style-name="P29">2</text:p>
          </table:table-cell>
          <table:table-cell table:style-name="Tableau22.A1" office:value-type="string">
            <text:p text:style-name="P43">21</text:p>
            <text:p text:style-name="P44">3</text:p>
          </table:table-cell>
          <table:table-cell table:style-name="Tableau22.A1" office:value-type="string">
            <text:p text:style-name="P43">25</text:p>
            <text:p text:style-name="P44">4</text:p>
          </table:table-cell>
          <table:table-cell table:style-name="Tableau22.A1" office:value-type="string">
            <text:p text:style-name="P43">31</text:p>
            <text:p text:style-name="P44">5</text:p>
          </table:table-cell>
          <table:table-cell table:style-name="Tableau22.A1" office:value-type="string">
            <text:p text:style-name="P43">35</text:p>
            <text:p text:style-name="P44">6</text:p>
          </table:table-cell>
          <table:table-cell table:style-name="Tableau22.A1" office:value-type="string">
            <text:p text:style-name="P43">37</text:p>
            <text:p text:style-name="P44">7</text:p>
          </table:table-cell>
          <table:table-cell table:style-name="Tableau22.A1" office:value-type="string">
            <text:p text:style-name="P43">42</text:p>
            <text:p text:style-name="P44">8</text:p>
          </table:table-cell>
          <table:table-cell table:style-name="Tableau22.A1" office:value-type="string">
            <text:p text:style-name="P28">44</text:p>
            <text:p text:style-name="P29">9</text:p>
          </table:table-cell>
          <table:table-cell table:style-name="Tableau22.A1" office:value-type="string">
            <text:p text:style-name="P28">49</text:p>
            <text:p text:style-name="P29">10</text:p>
          </table:table-cell>
          <table:table-cell table:style-name="Tableau22.A1" office:value-type="string">
            <text:p text:style-name="P28">53</text:p>
            <text:p text:style-name="P29">11</text:p>
          </table:table-cell>
          <table:table-cell table:style-name="Tableau22.A1" office:value-type="string">
            <text:p text:style-name="P28">61</text:p>
            <text:p text:style-name="P29">12</text:p>
          </table:table-cell>
          <table:table-cell table:style-name="Tableau22.A1" office:value-type="string">
            <text:p text:style-name="P28">72</text:p>
            <text:p text:style-name="P30">13</text:p>
          </table:table-cell>
          <table:table-cell table:style-name="Tableau22.A1" office:value-type="string">
            <text:p text:style-name="P28">75</text:p>
            <text:p text:style-name="P30">14</text:p>
          </table:table-cell>
          <table:table-cell table:style-name="Tableau22.A1" office:value-type="string">
            <text:p text:style-name="P28">85</text:p>
            <text:p text:style-name="P30">15</text:p>
          </table:table-cell>
        </table:table-row>
      </table:table>
      <text:p text:style-name="P16">Chiffre à trouver 72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column table:style-name="Tableau23.E"/>
        <table:table-column table:style-name="Tableau23.F"/>
        <table:table-row table:style-name="Tableau23.1">
          <table:table-cell table:style-name="Tableau23.A1" office:value-type="string">
            <text:p text:style-name="P25">Indice bas</text:p>
          </table:table-cell>
          <table:table-cell table:style-name="Tableau23.A1" office:value-type="string">
            <text:p text:style-name="P25">Indice haut</text:p>
          </table:table-cell>
          <table:table-cell table:style-name="Tableau23.A1" office:value-type="string">
            <text:p text:style-name="P25">Indice milieu</text:p>
          </table:table-cell>
          <table:table-cell table:style-name="Tableau23.A1" office:value-type="string">
            <text:p text:style-name="P25">tableau[milieu]</text:p>
          </table:table-cell>
          <table:table-cell table:style-name="Tableau23.A1" office:value-type="string">
            <text:p text:style-name="P25">Sens</text:p>
          </table:table-cell>
          <table:table-cell table:style-name="Tableau23.A1" office:value-type="string">
            <text:p text:style-name="P25">Trouvé</text:p>
          </table:table-cell>
        </table:table-row>
        <table:table-row table:style-name="Tableau23.2">
          <table:table-cell table:style-name="Tableau23.A1" office:value-type="string">
            <text:p text:style-name="P39">0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7</text:p>
          </table:table-cell>
          <table:table-cell table:style-name="Tableau23.A1" office:value-type="string">
            <text:p text:style-name="P25">37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3">
          <table:table-cell table:style-name="Tableau23.A1" office:value-type="string">
            <text:p text:style-name="P39">8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11</text:p>
          </table:table-cell>
          <table:table-cell table:style-name="Tableau23.A1" office:value-type="string">
            <text:p text:style-name="P25">53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4">
          <table:table-cell table:style-name="Tableau23.A1" office:value-type="string">
            <text:p text:style-name="P39">12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13</text:p>
          </table:table-cell>
          <table:table-cell table:style-name="Tableau23.A1" office:value-type="string">
            <text:p text:style-name="P25">72</text:p>
          </table:table-cell>
          <table:table-cell table:style-name="Tableau23.A1" office:value-type="string">
            <text:p text:style-name="P25"/>
          </table:table-cell>
          <table:table-cell table:style-name="Tableau23.A1" office:value-type="string">
            <text:p text:style-name="P25">Vrai</text:p>
          </table:table-cell>
        </table:table-row>
      </table:table>
      <text:p text:style-name="P16">La valeur 72 se trouve à l’indice 13 (milieu) dans le tableau</text:p>
      <text:p text:style-name="P60"><text:span text:style-name="Police_20_par_20_défaut"><text:span text:style-name="T11">Conclusion :</text:span></text:span><text:span text:style-name="Police_20_par_20_défaut"><text:span text:style-name="T4"> L’algorithme se termine en un temps fini et produit la sortie désirée (retourne l’indice de la valeur recherchée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a3" svg:viewBox="0 0 20 30" svg:d="M10 0l-10 30h20z"/>
    <draw:marker draw:name="a5" svg:viewBox="0 0 20 30" svg:d="M10 0l-10 30h20z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loext:contextual-spacing="false" fo:line-height="100%" fo:hyphenation-ladder-count="no-limit" fo:keep-with-next="always"/>
      <style:text-properties style:font-name="Abadi MT Condensed Light" fo:font-family="'Abadi MT Condensed Light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Normal_20__28_Web_29_" style:display-name="Normal (Web)" style:family="paragraph">
      <style:paragraph-properties fo:margin-left="0.353cm" fo:margin-right="0.353cm" fo:margin-top="0.35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Sans_20_interligne" style:display-name="Sans interligne" style:family="paragraph">
      <style:paragraph-properties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Préformaté_20_HTML" style:display-name="Préformaté HTML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Élevé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8_20_Car" style:display-name="Titre 8 Car" style:family="text">
      <style:text-properties style:font-name="Abadi MT Condensed Light" fo:font-family="'Abadi MT Condensed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Unresolved_20_Mention" style:display-name="Unresolved Mention" style:family="text" style:parent-style-name="Police_20_par_20_défaut">
      <style:text-properties fo:color="#605e5c" fo:background-color="#e1dfdd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tyle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1">
        <style:list-level-properties text:space-before="0.635cm" text:min-label-width="0.635cm"/>
      </text:list-level-style-number>
      <text:list-level-style-number text:level="3" style:num-suffix=")" style:num-format="1" text:display-levels="3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="Arial" style:language-asian="fr" style:country-asian="FR" style:font-name-complex="Arial"/>
    </style:style>
    <style:style style:name="M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1NSI – Algorithmes Complexité<text:tab/><text:tab/></text:span></text:span><text:span text:style-name="Police_20_par_20_défaut"><text:span text:style-name="MT2">TP</text:span></text:span></text:p>
      </style:header>
      <style:footer>
        <text:p text:style-name="MP2"><text:span text:style-name="Police_20_par_20_défaut"><text:span text:style-name="MT1"><text:file-name text:display="name-and-extension">tp2.odt</text:file-name></text:span></text:span><text:span text:style-name="Police_20_par_20_défaut"><text:span text:style-name="MT3"><text:s/></text:span></text:span><text:span text:style-name="Police_20_par_20_défaut"><text:span text:style-name="MT4"><draw:frame draw:style-name="Mfr1" draw:name="Image 3" text:anchor-type="as-char" svg:y="0cm" svg:width="1.568cm" style:rel-width="scale" svg:height="0.549cm" style:rel-height="scale" draw:z-index="10"><draw:image xlink:href="Pictures/100000000000017C000000852CE51C9035B4CE5A.png" xlink:type="simple" xlink:show="embed" xlink:actuate="onLoad" loext:mime-type="image/png"/><svg:desc>téléchargement.png</svg:desc></draw:frame></text:span></text:span><text:span text:style-name="Police_20_par_20_défaut"><text:span text:style-name="MT3"><text:tab/><text:tab/></text:span></text:span><text:span text:style-name="Police_20_par_20_défaut"><text:span text:style-name="MT5">Page </text:span></text:span><text:span text:style-name="Police_20_par_20_défaut"><text:span text:style-name="MT5"><text:page-number text:select-page="current">8</text:page-number></text:span></text:span><text:span text:style-name="Police_20_par_20_défaut"><text:span text:style-name="MT5">/</text:span></text:span><text:span text:style-name="Police_20_par_20_défaut"><text:span text:style-name="MT5"><text:page-count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LECREN_ANTHONY</meta:initial-creator>
    <meta:creation-date>2020-02-03T12:52:00Z</meta:creation-date>
    <dc:date>2023-03-30T15:50:12.279000000</dc:date>
    <meta:print-date>2019-07-04T21:33:00Z</meta:print-date>
    <meta:editing-cycles>5</meta:editing-cycles>
    <meta:editing-duration>PT16M43S</meta:editing-duration>
    <meta:document-statistic meta:table-count="23" meta:image-count="2" meta:object-count="2" meta:page-count="8" meta:paragraph-count="489" meta:word-count="1609" meta:character-count="8822" meta:non-whitespace-character-count="7033"/>
    <meta:template xlink:type="simple" xlink:actuate="onRequest" xlink:title="" xlink:href="../../../../Downloads/1580997501tp3_algorithme_recherche_dichotomique.odt/Normal.dotm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f81bd" draw:fill="none" draw:fill-color="#4f81bd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8.982cm" svg:height="8.06cm" xlink:href="." xlink:type="simple" chart:class="chart:scatter" chart:style-name="ch1">
        <chart:title svg:x="2.793cm" svg:y="0.209cm" chart:style-name="ch2">
          <text:p>Temps de recherche en fonction du nombre de données à traiter</text:p>
        </chart:title>
        <chart:plot-area chart:style-name="ch3" chart:data-source-has-labels="both" svg:x="0.379cm" svg:y="1.257cm" svg:width="18.224cm" svg:height="6.642cm">
          <chartooo:coordinate-region svg:x="1.027cm" svg:y="1.417cm" svg:width="17.177cm" svg:height="5.914cm"/>
          <chart:axis chart:dimension="x" chart:name="primary-x" chart:style-name="ch4" chartooo:axis-type="auto">
            <chart:categories table:cell-range-address="local-table.$A$2:.$A$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1.77">
                <text:p>1.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